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cross stream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3"/>
          <table:table-cell office:value-type="string">
            <text:p>cross stream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2"/>
          <table:table-cell office:value-type="string">
            <text:p>cross stream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2"/>
          <table:table-cell office:value-type="string">
            <text:p>cross stream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</table:table-row>
        <table:table-row table:style-name="ro1">
          <table:table-cell office:value-type="string">
            <text:p>x=1d</text:p>
          </table:table-cell>
          <table:table-cell office:value-type="string">
            <text:p>u rms</text:p>
          </table:table-cell>
          <table:table-cell office:value-type="string">
            <text:p>u rms</text:p>
          </table:table-cell>
          <table:table-cell office:value-type="string">
            <text:p>exp x</text:p>
          </table:table-cell>
          <table:table-cell office:value-type="string">
            <text:p>exp u rms</text:p>
          </table:table-cell>
          <table:table-cell/>
          <table:table-cell office:value-type="string">
            <text:p>x=3.5d</text:p>
          </table:table-cell>
          <table:table-cell office:value-type="string">
            <text:p>u rms</text:p>
          </table:table-cell>
          <table:table-cell office:value-type="string">
            <text:p>u rms</text:p>
          </table:table-cell>
          <table:table-cell table:number-columns-repeated="2"/>
          <table:table-cell office:value-type="string">
            <text:p>x=6d</text:p>
          </table:table-cell>
          <table:table-cell office:value-type="string">
            <text:p>u rms</text:p>
          </table:table-cell>
          <table:table-cell office:value-type="string">
            <text:p>u rms</text:p>
          </table:table-cell>
          <table:table-cell table:number-columns-repeated="2"/>
          <table:table-cell office:value-type="string">
            <text:p>x=8.5d</text:p>
          </table:table-cell>
          <table:table-cell office:value-type="string">
            <text:p>u rms</text:p>
          </table:table-cell>
          <table:table-cell office:value-type="string">
            <text:p>u rms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939100000000002">
            <text:p>0.0939100000000002</text:p>
          </table:table-cell>
          <table:table-cell office:value-type="float" office:value="0.121249">
            <text:p>0.121249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00211461">
            <text:p>0.00211461</text:p>
          </table:table-cell>
          <table:table-cell office:value-type="float" office:value="0.00177712">
            <text:p>0.00177712</text:p>
          </table:table-cell>
          <table:table-cell office:value-type="float" office:value="0.399">
            <text:p>0.399</text:p>
          </table:table-cell>
          <table:table-cell office:value-type="float" office:value="0.128353">
            <text:p>0.128353</text:p>
          </table:table-cell>
          <table:table-cell/>
          <table:table-cell office:value-type="float" office:value="0.025">
            <text:p>0.025</text:p>
          </table:table-cell>
          <table:table-cell office:value-type="float" office:value="0.00374839">
            <text:p>0.00374839</text:p>
          </table:table-cell>
          <table:table-cell office:value-type="float" office:value="0.00385884">
            <text:p>0.00385884</text:p>
          </table:table-cell>
          <table:table-cell table:number-columns-repeated="2"/>
          <table:table-cell office:value-type="float" office:value="0.025">
            <text:p>0.025</text:p>
          </table:table-cell>
          <table:table-cell office:value-type="float" office:value="0.00504967">
            <text:p>0.00504967</text:p>
          </table:table-cell>
          <table:table-cell office:value-type="float" office:value="0.00495869">
            <text:p>0.00495869</text:p>
          </table:table-cell>
          <table:table-cell table:number-columns-repeated="2"/>
          <table:table-cell office:value-type="float" office:value="0.025">
            <text:p>0.025</text:p>
          </table:table-cell>
          <table:table-cell office:value-type="float" office:value="0.00410195">
            <text:p>0.00410195</text:p>
          </table:table-cell>
          <table:table-cell office:value-type="float" office:value="0.00426699">
            <text:p>0.00426699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071112">
            <text:p>0.0071112</text:p>
          </table:table-cell>
          <table:table-cell office:value-type="float" office:value="0.00782434">
            <text:p>0.00782434</text:p>
          </table:table-cell>
          <table:table-cell office:value-type="float" office:value="0.69869">
            <text:p>0.69869</text:p>
          </table:table-cell>
          <table:table-cell office:value-type="float" office:value="0.139833">
            <text:p>0.139833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198912">
            <text:p>0.0198912</text:p>
          </table:table-cell>
          <table:table-cell office:value-type="float" office:value="0.0207693">
            <text:p>0.0207693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.0271166">
            <text:p>0.0271166</text:p>
          </table:table-cell>
          <table:table-cell office:value-type="float" office:value="0.027459">
            <text:p>0.027459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.0218338">
            <text:p>0.0218338</text:p>
          </table:table-cell>
          <table:table-cell office:value-type="float" office:value="0.0232381">
            <text:p>0.0232381</text:p>
          </table:table-cell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0.0125871">
            <text:p>0.0125871</text:p>
          </table:table-cell>
          <table:table-cell office:value-type="float" office:value="0.0141081">
            <text:p>0.0141081</text:p>
          </table:table-cell>
          <table:table-cell office:value-type="float" office:value="1.0096">
            <text:p>1.0096</text:p>
          </table:table-cell>
          <table:table-cell office:value-type="float" office:value="0.181689">
            <text:p>0.181689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0385378">
            <text:p>0.0385378</text:p>
          </table:table-cell>
          <table:table-cell office:value-type="float" office:value="0.0393552">
            <text:p>0.0393552</text:p>
          </table:table-cell>
          <table:table-cell table:number-columns-repeated="2"/>
          <table:table-cell office:value-type="float" office:value="0.075">
            <text:p>0.075</text:p>
          </table:table-cell>
          <table:table-cell office:value-type="float" office:value="0.0535247">
            <text:p>0.0535247</text:p>
          </table:table-cell>
          <table:table-cell office:value-type="float" office:value="0.0550427">
            <text:p>0.0550427</text:p>
          </table:table-cell>
          <table:table-cell table:number-columns-repeated="2"/>
          <table:table-cell office:value-type="float" office:value="0.075">
            <text:p>0.075</text:p>
          </table:table-cell>
          <table:table-cell office:value-type="float" office:value="0.0438017">
            <text:p>0.0438017</text:p>
          </table:table-cell>
          <table:table-cell office:value-type="float" office:value="0.0472632">
            <text:p>0.0472632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179632">
            <text:p>0.0179632</text:p>
          </table:table-cell>
          <table:table-cell office:value-type="float" office:value="0.0199501">
            <text:p>0.0199501</text:p>
          </table:table-cell>
          <table:table-cell office:value-type="float" office:value="1.3047">
            <text:p>1.3047</text:p>
          </table:table-cell>
          <table:table-cell office:value-type="float" office:value="0.271454">
            <text:p>0.271454</text:p>
          </table:table-cell>
          <table:table-cell/>
          <table:table-cell office:value-type="float" office:value="0.1">
            <text:p>0.1</text:p>
          </table:table-cell>
          <table:table-cell office:value-type="float" office:value="0.0530561">
            <text:p>0.0530561</text:p>
          </table:table-cell>
          <table:table-cell office:value-type="float" office:value="0.0529683">
            <text:p>0.052968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756837">
            <text:p>0.0756837</text:p>
          </table:table-cell>
          <table:table-cell office:value-type="float" office:value="0.0791286">
            <text:p>0.0791286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637894">
            <text:p>0.0637894</text:p>
          </table:table-cell>
          <table:table-cell office:value-type="float" office:value="0.0696944">
            <text:p>0.0696944</text:p>
          </table:table-cell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0248209">
            <text:p>0.0248209</text:p>
          </table:table-cell>
          <table:table-cell office:value-type="float" office:value="0.0277968">
            <text:p>0.0277968</text:p>
          </table:table-cell>
          <table:table-cell office:value-type="float" office:value="1.606142">
            <text:p>1.606142</text:p>
          </table:table-cell>
          <table:table-cell office:value-type="float" office:value="0.443794">
            <text:p>0.443794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0648832">
            <text:p>0.0648832</text:p>
          </table:table-cell>
          <table:table-cell office:value-type="float" office:value="0.0640213">
            <text:p>0.0640213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939143">
            <text:p>0.0939143</text:p>
          </table:table-cell>
          <table:table-cell office:value-type="float" office:value="0.100375">
            <text:p>0.100375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821209">
            <text:p>0.0821209</text:p>
          </table:table-cell>
          <table:table-cell office:value-type="float" office:value="0.089611">
            <text:p>0.089611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0328104">
            <text:p>0.0328104</text:p>
          </table:table-cell>
          <table:table-cell office:value-type="float" office:value="0.0367614">
            <text:p>0.0367614</text:p>
          </table:table-cell>
          <table:table-cell office:value-type="float" office:value="1.901711">
            <text:p>1.901711</text:p>
          </table:table-cell>
          <table:table-cell office:value-type="float" office:value="0.577035">
            <text:p>0.577035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742067">
            <text:p>0.0742067</text:p>
          </table:table-cell>
          <table:table-cell office:value-type="float" office:value="0.0726055">
            <text:p>0.0726055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107323">
            <text:p>0.107323</text:p>
          </table:table-cell>
          <table:table-cell office:value-type="float" office:value="0.117777">
            <text:p>0.117777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974211">
            <text:p>0.0974211</text:p>
          </table:table-cell>
          <table:table-cell office:value-type="float" office:value="0.105752">
            <text:p>0.105752</text:p>
          </table:table-cell>
        </table:table-row>
        <table:table-row table:style-name="ro1">
          <table:table-cell office:value-type="float" office:value="0.175">
            <text:p>0.175</text:p>
          </table:table-cell>
          <table:table-cell office:value-type="float" office:value="0.0405262">
            <text:p>0.0405262</text:p>
          </table:table-cell>
          <table:table-cell office:value-type="float" office:value="0.0451074">
            <text:p>0.0451074</text:p>
          </table:table-cell>
          <table:table-cell office:value-type="float" office:value="2.212008">
            <text:p>2.212008</text:p>
          </table:table-cell>
          <table:table-cell office:value-type="float" office:value="0.562372">
            <text:p>0.562372</text:p>
          </table:table-cell>
          <table:table-cell/>
          <table:table-cell office:value-type="float" office:value="0.175">
            <text:p>0.175</text:p>
          </table:table-cell>
          <table:table-cell office:value-type="float" office:value="0.0817381">
            <text:p>0.0817381</text:p>
          </table:table-cell>
          <table:table-cell office:value-type="float" office:value="0.0795784">
            <text:p>0.0795784</text:p>
          </table:table-cell>
          <table:table-cell table:number-columns-repeated="2"/>
          <table:table-cell office:value-type="float" office:value="0.175">
            <text:p>0.175</text:p>
          </table:table-cell>
          <table:table-cell office:value-type="float" office:value="0.118036">
            <text:p>0.118036</text:p>
          </table:table-cell>
          <table:table-cell office:value-type="float" office:value="0.132517">
            <text:p>0.132517</text:p>
          </table:table-cell>
          <table:table-cell table:number-columns-repeated="2"/>
          <table:table-cell office:value-type="float" office:value="0.175">
            <text:p>0.175</text:p>
          </table:table-cell>
          <table:table-cell office:value-type="float" office:value="0.110262">
            <text:p>0.110262</text:p>
          </table:table-cell>
          <table:table-cell office:value-type="float" office:value="0.119396">
            <text:p>0.11939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470408">
            <text:p>0.0470408</text:p>
          </table:table-cell>
          <table:table-cell office:value-type="float" office:value="0.0519895">
            <text:p>0.0519895</text:p>
          </table:table-cell>
          <table:table-cell office:value-type="float" office:value="2.5">
            <text:p>2.5</text:p>
          </table:table-cell>
          <table:table-cell office:value-type="float" office:value="0.408644">
            <text:p>0.408644</text:p>
          </table:table-cell>
          <table:table-cell/>
          <table:table-cell office:value-type="float" office:value="0.2">
            <text:p>0.2</text:p>
          </table:table-cell>
          <table:table-cell office:value-type="float" office:value="0.0876747">
            <text:p>0.0876747</text:p>
          </table:table-cell>
          <table:table-cell office:value-type="float" office:value="0.0855417">
            <text:p>0.0855417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6546">
            <text:p>0.126546</text:p>
          </table:table-cell>
          <table:table-cell office:value-type="float" office:value="0.144581">
            <text:p>0.14458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1309">
            <text:p>0.121309</text:p>
          </table:table-cell>
          <table:table-cell office:value-type="float" office:value="0.130688">
            <text:p>0.130688</text:p>
          </table:table-cell>
        </table:table-row>
        <table:table-row table:style-name="ro1">
          <table:table-cell office:value-type="float" office:value="0.225">
            <text:p>0.225</text:p>
          </table:table-cell>
          <table:table-cell office:value-type="float" office:value="0.0522016">
            <text:p>0.0522016</text:p>
          </table:table-cell>
          <table:table-cell office:value-type="float" office:value="0.0575369">
            <text:p>0.0575369</text:p>
          </table:table-cell>
          <table:table-cell table:number-columns-repeated="3"/>
          <table:table-cell office:value-type="float" office:value="0.225">
            <text:p>0.225</text:p>
          </table:table-cell>
          <table:table-cell office:value-type="float" office:value="0.0935437">
            <text:p>0.0935437</text:p>
          </table:table-cell>
          <table:table-cell office:value-type="float" office:value="0.0914408">
            <text:p>0.0914408</text:p>
          </table:table-cell>
          <table:table-cell table:number-columns-repeated="2"/>
          <table:table-cell office:value-type="float" office:value="0.225">
            <text:p>0.225</text:p>
          </table:table-cell>
          <table:table-cell office:value-type="float" office:value="0.133864">
            <text:p>0.133864</text:p>
          </table:table-cell>
          <table:table-cell office:value-type="float" office:value="0.154864">
            <text:p>0.154864</text:p>
          </table:table-cell>
          <table:table-cell table:number-columns-repeated="2"/>
          <table:table-cell office:value-type="float" office:value="0.225">
            <text:p>0.225</text:p>
          </table:table-cell>
          <table:table-cell office:value-type="float" office:value="0.131215">
            <text:p>0.131215</text:p>
          </table:table-cell>
          <table:table-cell office:value-type="float" office:value="0.140187">
            <text:p>0.140187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562433">
            <text:p>0.0562433</text:p>
          </table:table-cell>
          <table:table-cell office:value-type="float" office:value="0.0619677">
            <text:p>0.0619677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0.0990721">
            <text:p>0.0990721</text:p>
          </table:table-cell>
          <table:table-cell office:value-type="float" office:value="0.0969512">
            <text:p>0.0969512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40102">
            <text:p>0.140102</text:p>
          </table:table-cell>
          <table:table-cell office:value-type="float" office:value="0.163414">
            <text:p>0.163414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39536">
            <text:p>0.139536</text:p>
          </table:table-cell>
          <table:table-cell office:value-type="float" office:value="0.148053">
            <text:p>0.148053</text:p>
          </table:table-cell>
        </table:table-row>
        <table:table-row table:style-name="ro1">
          <table:table-cell office:value-type="float" office:value="0.275">
            <text:p>0.275</text:p>
          </table:table-cell>
          <table:table-cell office:value-type="float" office:value="0.0594194">
            <text:p>0.0594194</text:p>
          </table:table-cell>
          <table:table-cell office:value-type="float" office:value="0.0654529">
            <text:p>0.0654529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103555">
            <text:p>0.103555</text:p>
          </table:table-cell>
          <table:table-cell office:value-type="float" office:value="0.102718">
            <text:p>0.102718</text:p>
          </table:table-cell>
          <table:table-cell table:number-columns-repeated="2"/>
          <table:table-cell office:value-type="float" office:value="0.275">
            <text:p>0.275</text:p>
          </table:table-cell>
          <table:table-cell office:value-type="float" office:value="0.145744">
            <text:p>0.145744</text:p>
          </table:table-cell>
          <table:table-cell office:value-type="float" office:value="0.170599">
            <text:p>0.170599</text:p>
          </table:table-cell>
          <table:table-cell table:number-columns-repeated="2"/>
          <table:table-cell office:value-type="float" office:value="0.275">
            <text:p>0.275</text:p>
          </table:table-cell>
          <table:table-cell office:value-type="float" office:value="0.146537">
            <text:p>0.146537</text:p>
          </table:table-cell>
          <table:table-cell office:value-type="float" office:value="0.154828">
            <text:p>0.154828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0620824">
            <text:p>0.0620824</text:p>
          </table:table-cell>
          <table:table-cell office:value-type="float" office:value="0.0681563">
            <text:p>0.0681563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  <table:table-cell/>
          <table:table-cell office:value-type="float" office:value="0.3">
            <text:p>0.3</text:p>
          </table:table-cell>
          <table:table-cell office:value-type="float" office:value="0.107268">
            <text:p>0.107268</text:p>
          </table:table-cell>
          <table:table-cell office:value-type="float" office:value="0.10887">
            <text:p>0.10887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150815">
            <text:p>0.150815</text:p>
          </table:table-cell>
          <table:table-cell office:value-type="float" office:value="0.176518">
            <text:p>0.176518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152546">
            <text:p>0.152546</text:p>
          </table:table-cell>
          <table:table-cell office:value-type="float" office:value="0.160749">
            <text:p>0.160749</text:p>
          </table:table-cell>
        </table:table-row>
        <table:table-row table:style-name="ro1">
          <table:table-cell office:value-type="float" office:value="0.325">
            <text:p>0.325</text:p>
          </table:table-cell>
          <table:table-cell office:value-type="float" office:value="0.0644748">
            <text:p>0.0644748</text:p>
          </table:table-cell>
          <table:table-cell office:value-type="float" office:value="0.0703675">
            <text:p>0.0703675</text:p>
          </table:table-cell>
          <table:table-cell office:value-type="float" office:value="0.0175200000000002">
            <text:p>0.0175200000000002</text:p>
          </table:table-cell>
          <table:table-cell office:value-type="float" office:value="0.108604">
            <text:p>0.108604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111358">
            <text:p>0.111358</text:p>
          </table:table-cell>
          <table:table-cell office:value-type="float" office:value="0.115051">
            <text:p>0.115051</text:p>
          </table:table-cell>
          <table:table-cell table:number-columns-repeated="2"/>
          <table:table-cell office:value-type="float" office:value="0.325">
            <text:p>0.325</text:p>
          </table:table-cell>
          <table:table-cell office:value-type="float" office:value="0.155593">
            <text:p>0.155593</text:p>
          </table:table-cell>
          <table:table-cell office:value-type="float" office:value="0.181719">
            <text:p>0.181719</text:p>
          </table:table-cell>
          <table:table-cell table:number-columns-repeated="2"/>
          <table:table-cell office:value-type="float" office:value="0.325">
            <text:p>0.325</text:p>
          </table:table-cell>
          <table:table-cell office:value-type="float" office:value="0.158081">
            <text:p>0.158081</text:p>
          </table:table-cell>
          <table:table-cell office:value-type="float" office:value="0.166323">
            <text:p>0.166323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666873">
            <text:p>0.0666873</text:p>
          </table:table-cell>
          <table:table-cell office:value-type="float" office:value="0.072188">
            <text:p>0.072188</text:p>
          </table:table-cell>
          <table:table-cell office:value-type="float" office:value="0.0288900000000001">
            <text:p>0.0288900000000001</text:p>
          </table:table-cell>
          <table:table-cell office:value-type="float" office:value="0.152023">
            <text:p>0.152023</text:p>
          </table:table-cell>
          <table:table-cell/>
          <table:table-cell office:value-type="float" office:value="0.35">
            <text:p>0.35</text:p>
          </table:table-cell>
          <table:table-cell office:value-type="float" office:value="0.115456">
            <text:p>0.115456</text:p>
          </table:table-cell>
          <table:table-cell office:value-type="float" office:value="0.121032">
            <text:p>0.121032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0.159801">
            <text:p>0.159801</text:p>
          </table:table-cell>
          <table:table-cell office:value-type="float" office:value="0.186045">
            <text:p>0.186045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0.162838">
            <text:p>0.162838</text:p>
          </table:table-cell>
          <table:table-cell office:value-type="float" office:value="0.171574">
            <text:p>0.171574</text:p>
          </table:table-cell>
        </table:table-row>
        <table:table-row table:style-name="ro1">
          <table:table-cell office:value-type="float" office:value="0.375">
            <text:p>0.375</text:p>
          </table:table-cell>
          <table:table-cell office:value-type="float" office:value="0.0688313">
            <text:p>0.0688313</text:p>
          </table:table-cell>
          <table:table-cell office:value-type="float" office:value="0.073697">
            <text:p>0.073697</text:p>
          </table:table-cell>
          <table:table-cell office:value-type="float" office:value="0.0456500000000002">
            <text:p>0.0456500000000002</text:p>
          </table:table-cell>
          <table:table-cell office:value-type="float" office:value="0.191066">
            <text:p>0.191066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119025">
            <text:p>0.119025</text:p>
          </table:table-cell>
          <table:table-cell office:value-type="float" office:value="0.12704">
            <text:p>0.12704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163375">
            <text:p>0.163375</text:p>
          </table:table-cell>
          <table:table-cell office:value-type="float" office:value="0.189735">
            <text:p>0.189735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166948">
            <text:p>0.166948</text:p>
          </table:table-cell>
          <table:table-cell office:value-type="float" office:value="0.176331">
            <text:p>0.176331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710813">
            <text:p>0.0710813</text:p>
          </table:table-cell>
          <table:table-cell office:value-type="float" office:value="0.0751284">
            <text:p>0.0751284</text:p>
          </table:table-cell>
          <table:table-cell office:value-type="float" office:value="0.11641">
            <text:p>0.11641</text:p>
          </table:table-cell>
          <table:table-cell office:value-type="float" office:value="0.186349">
            <text:p>0.186349</text:p>
          </table:table-cell>
          <table:table-cell/>
          <table:table-cell office:value-type="float" office:value="0.4">
            <text:p>0.4</text:p>
          </table:table-cell>
          <table:table-cell office:value-type="float" office:value="0.122511">
            <text:p>0.122511</text:p>
          </table:table-cell>
          <table:table-cell office:value-type="float" office:value="0.13267">
            <text:p>0.13267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166722">
            <text:p>0.166722</text:p>
          </table:table-cell>
          <table:table-cell office:value-type="float" office:value="0.193002">
            <text:p>0.193002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170535">
            <text:p>0.170535</text:p>
          </table:table-cell>
          <table:table-cell office:value-type="float" office:value="0.180292">
            <text:p>0.180292</text:p>
          </table:table-cell>
        </table:table-row>
        <table:table-row table:style-name="ro1">
          <table:table-cell office:value-type="float" office:value="0.425">
            <text:p>0.425</text:p>
          </table:table-cell>
          <table:table-cell office:value-type="float" office:value="0.0734126">
            <text:p>0.0734126</text:p>
          </table:table-cell>
          <table:table-cell office:value-type="float" office:value="0.0766556">
            <text:p>0.0766556</text:p>
          </table:table-cell>
          <table:table-cell office:value-type="float" office:value="0.16524">
            <text:p>0.16524</text:p>
          </table:table-cell>
          <table:table-cell office:value-type="float" office:value="0.168703">
            <text:p>0.168703</text:p>
          </table:table-cell>
          <table:table-cell/>
          <table:table-cell office:value-type="float" office:value="0.425">
            <text:p>0.425</text:p>
          </table:table-cell>
          <table:table-cell office:value-type="float" office:value="0.126797">
            <text:p>0.126797</text:p>
          </table:table-cell>
          <table:table-cell office:value-type="float" office:value="0.137676">
            <text:p>0.137676</text:p>
          </table:table-cell>
          <table:table-cell table:number-columns-repeated="2"/>
          <table:table-cell office:value-type="float" office:value="0.425">
            <text:p>0.425</text:p>
          </table:table-cell>
          <table:table-cell office:value-type="float" office:value="0.170235">
            <text:p>0.170235</text:p>
          </table:table-cell>
          <table:table-cell office:value-type="float" office:value="0.195984">
            <text:p>0.195984</text:p>
          </table:table-cell>
          <table:table-cell table:number-columns-repeated="2"/>
          <table:table-cell office:value-type="float" office:value="0.425">
            <text:p>0.425</text:p>
          </table:table-cell>
          <table:table-cell office:value-type="float" office:value="0.173885">
            <text:p>0.173885</text:p>
          </table:table-cell>
          <table:table-cell office:value-type="float" office:value="0.183927">
            <text:p>0.183927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0757188">
            <text:p>0.0757188</text:p>
          </table:table-cell>
          <table:table-cell office:value-type="float" office:value="0.0781635">
            <text:p>0.0781635</text:p>
          </table:table-cell>
          <table:table-cell office:value-type="float" office:value="0.21416">
            <text:p>0.21416</text:p>
          </table:table-cell>
          <table:table-cell office:value-type="float" office:value="0.159752">
            <text:p>0.159752</text:p>
          </table:table-cell>
          <table:table-cell/>
          <table:table-cell office:value-type="float" office:value="0.45">
            <text:p>0.45</text:p>
          </table:table-cell>
          <table:table-cell office:value-type="float" office:value="0.132196">
            <text:p>0.132196</text:p>
          </table:table-cell>
          <table:table-cell office:value-type="float" office:value="0.142631">
            <text:p>0.142631</text:p>
          </table:table-cell>
          <table:table-cell table:number-columns-repeated="2"/>
          <table:table-cell office:value-type="float" office:value="0.45">
            <text:p>0.45</text:p>
          </table:table-cell>
          <table:table-cell office:value-type="float" office:value="0.173391">
            <text:p>0.173391</text:p>
          </table:table-cell>
          <table:table-cell office:value-type="float" office:value="0.198331">
            <text:p>0.198331</text:p>
          </table:table-cell>
          <table:table-cell table:number-columns-repeated="2"/>
          <table:table-cell office:value-type="float" office:value="0.45">
            <text:p>0.45</text:p>
          </table:table-cell>
          <table:table-cell office:value-type="float" office:value="0.177048">
            <text:p>0.177048</text:p>
          </table:table-cell>
          <table:table-cell office:value-type="float" office:value="0.187486">
            <text:p>0.187486</text:p>
          </table:table-cell>
        </table:table-row>
        <table:table-row table:style-name="ro1">
          <table:table-cell office:value-type="float" office:value="0.475">
            <text:p>0.475</text:p>
          </table:table-cell>
          <table:table-cell office:value-type="float" office:value="0.0781434">
            <text:p>0.0781434</text:p>
          </table:table-cell>
          <table:table-cell office:value-type="float" office:value="0.0797522">
            <text:p>0.0797522</text:p>
          </table:table-cell>
          <table:table-cell office:value-type="float" office:value="0.29585">
            <text:p>0.29585</text:p>
          </table:table-cell>
          <table:table-cell office:value-type="float" office:value="0.159326">
            <text:p>0.159326</text:p>
          </table:table-cell>
          <table:table-cell/>
          <table:table-cell office:value-type="float" office:value="0.475">
            <text:p>0.475</text:p>
          </table:table-cell>
          <table:table-cell office:value-type="float" office:value="0.138436">
            <text:p>0.138436</text:p>
          </table:table-cell>
          <table:table-cell office:value-type="float" office:value="0.148299">
            <text:p>0.148299</text:p>
          </table:table-cell>
          <table:table-cell table:number-columns-repeated="2"/>
          <table:table-cell office:value-type="float" office:value="0.475">
            <text:p>0.475</text:p>
          </table:table-cell>
          <table:table-cell office:value-type="float" office:value="0.17619">
            <text:p>0.17619</text:p>
          </table:table-cell>
          <table:table-cell office:value-type="float" office:value="0.200291">
            <text:p>0.200291</text:p>
          </table:table-cell>
          <table:table-cell table:number-columns-repeated="2"/>
          <table:table-cell office:value-type="float" office:value="0.475">
            <text:p>0.475</text:p>
          </table:table-cell>
          <table:table-cell office:value-type="float" office:value="0.17987">
            <text:p>0.17987</text:p>
          </table:table-cell>
          <table:table-cell office:value-type="float" office:value="0.190948">
            <text:p>0.190948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807997">
            <text:p>0.0807997</text:p>
          </table:table-cell>
          <table:table-cell office:value-type="float" office:value="0.0816514">
            <text:p>0.0816514</text:p>
          </table:table-cell>
          <table:table-cell office:value-type="float" office:value="0.35576">
            <text:p>0.35576</text:p>
          </table:table-cell>
          <table:table-cell office:value-type="float" office:value="0.159013">
            <text:p>0.159013</text:p>
          </table:table-cell>
          <table:table-cell/>
          <table:table-cell office:value-type="float" office:value="0.5">
            <text:p>0.5</text:p>
          </table:table-cell>
          <table:table-cell office:value-type="float" office:value="0.144738">
            <text:p>0.144738</text:p>
          </table:table-cell>
          <table:table-cell office:value-type="float" office:value="0.154575">
            <text:p>0.154575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179182">
            <text:p>0.179182</text:p>
          </table:table-cell>
          <table:table-cell office:value-type="float" office:value="0.202357">
            <text:p>0.202357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182427">
            <text:p>0.182427</text:p>
          </table:table-cell>
          <table:table-cell office:value-type="float" office:value="0.194178">
            <text:p>0.194178</text:p>
          </table:table-cell>
        </table:table-row>
        <table:table-row table:style-name="ro1">
          <table:table-cell office:value-type="float" office:value="0.525">
            <text:p>0.525</text:p>
          </table:table-cell>
          <table:table-cell office:value-type="float" office:value="0.0836927">
            <text:p>0.0836927</text:p>
          </table:table-cell>
          <table:table-cell office:value-type="float" office:value="0.0838323">
            <text:p>0.0838323</text:p>
          </table:table-cell>
          <table:table-cell office:value-type="float" office:value="0.42121">
            <text:p>0.42121</text:p>
          </table:table-cell>
          <table:table-cell office:value-type="float" office:value="0.167368">
            <text:p>0.167368</text:p>
          </table:table-cell>
          <table:table-cell/>
          <table:table-cell office:value-type="float" office:value="0.525">
            <text:p>0.525</text:p>
          </table:table-cell>
          <table:table-cell office:value-type="float" office:value="0.150593">
            <text:p>0.150593</text:p>
          </table:table-cell>
          <table:table-cell office:value-type="float" office:value="0.161301">
            <text:p>0.161301</text:p>
          </table:table-cell>
          <table:table-cell table:number-columns-repeated="2"/>
          <table:table-cell office:value-type="float" office:value="0.525">
            <text:p>0.525</text:p>
          </table:table-cell>
          <table:table-cell office:value-type="float" office:value="0.182234">
            <text:p>0.182234</text:p>
          </table:table-cell>
          <table:table-cell office:value-type="float" office:value="0.20509">
            <text:p>0.20509</text:p>
          </table:table-cell>
          <table:table-cell table:number-columns-repeated="2"/>
          <table:table-cell office:value-type="float" office:value="0.525">
            <text:p>0.525</text:p>
          </table:table-cell>
          <table:table-cell office:value-type="float" office:value="0.185169">
            <text:p>0.185169</text:p>
          </table:table-cell>
          <table:table-cell office:value-type="float" office:value="0.197085">
            <text:p>0.19708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868209">
            <text:p>0.0868209</text:p>
          </table:table-cell>
          <table:table-cell office:value-type="float" office:value="0.0861788">
            <text:p>0.0861788</text:p>
          </table:table-cell>
          <table:table-cell office:value-type="float" office:value="0.47572">
            <text:p>0.47572</text:p>
          </table:table-cell>
          <table:table-cell office:value-type="float" office:value="0.171431">
            <text:p>0.171431</text:p>
          </table:table-cell>
          <table:table-cell/>
          <table:table-cell office:value-type="float" office:value="0.55">
            <text:p>0.55</text:p>
          </table:table-cell>
          <table:table-cell office:value-type="float" office:value="0.155966">
            <text:p>0.155966</text:p>
          </table:table-cell>
          <table:table-cell office:value-type="float" office:value="0.168346">
            <text:p>0.168346</text:p>
          </table:table-cell>
          <table:table-cell table:number-columns-repeated="2"/>
          <table:table-cell office:value-type="float" office:value="0.55">
            <text:p>0.55</text:p>
          </table:table-cell>
          <table:table-cell office:value-type="float" office:value="0.185002">
            <text:p>0.185002</text:p>
          </table:table-cell>
          <table:table-cell office:value-type="float" office:value="0.208371">
            <text:p>0.208371</text:p>
          </table:table-cell>
          <table:table-cell table:number-columns-repeated="2"/>
          <table:table-cell office:value-type="float" office:value="0.55">
            <text:p>0.55</text:p>
          </table:table-cell>
          <table:table-cell office:value-type="float" office:value="0.188344">
            <text:p>0.188344</text:p>
          </table:table-cell>
          <table:table-cell office:value-type="float" office:value="0.199579">
            <text:p>0.199579</text:p>
          </table:table-cell>
        </table:table-row>
        <table:table-row table:style-name="ro1">
          <table:table-cell office:value-type="float" office:value="0.575">
            <text:p>0.575</text:p>
          </table:table-cell>
          <table:table-cell office:value-type="float" office:value="0.0901839">
            <text:p>0.0901839</text:p>
          </table:table-cell>
          <table:table-cell office:value-type="float" office:value="0.0888815">
            <text:p>0.0888815</text:p>
          </table:table-cell>
          <table:table-cell office:value-type="float" office:value="0.53028">
            <text:p>0.53028</text:p>
          </table:table-cell>
          <table:table-cell office:value-type="float" office:value="0.179842">
            <text:p>0.179842</text:p>
          </table:table-cell>
          <table:table-cell/>
          <table:table-cell office:value-type="float" office:value="0.575">
            <text:p>0.575</text:p>
          </table:table-cell>
          <table:table-cell office:value-type="float" office:value="0.161118">
            <text:p>0.161118</text:p>
          </table:table-cell>
          <table:table-cell office:value-type="float" office:value="0.175582">
            <text:p>0.175582</text:p>
          </table:table-cell>
          <table:table-cell table:number-columns-repeated="2"/>
          <table:table-cell office:value-type="float" office:value="0.575">
            <text:p>0.575</text:p>
          </table:table-cell>
          <table:table-cell office:value-type="float" office:value="0.187989">
            <text:p>0.187989</text:p>
          </table:table-cell>
          <table:table-cell office:value-type="float" office:value="0.211757">
            <text:p>0.211757</text:p>
          </table:table-cell>
          <table:table-cell table:number-columns-repeated="2"/>
          <table:table-cell office:value-type="float" office:value="0.575">
            <text:p>0.575</text:p>
          </table:table-cell>
          <table:table-cell office:value-type="float" office:value="0.192165">
            <text:p>0.192165</text:p>
          </table:table-cell>
          <table:table-cell office:value-type="float" office:value="0.201767">
            <text:p>0.20176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936287">
            <text:p>0.0936287</text:p>
          </table:table-cell>
          <table:table-cell office:value-type="float" office:value="0.0918433">
            <text:p>0.0918433</text:p>
          </table:table-cell>
          <table:table-cell office:value-type="float" office:value="0.58479">
            <text:p>0.58479</text:p>
          </table:table-cell>
          <table:table-cell office:value-type="float" office:value="0.183905">
            <text:p>0.183905</text:p>
          </table:table-cell>
          <table:table-cell/>
          <table:table-cell office:value-type="float" office:value="0.6">
            <text:p>0.6</text:p>
          </table:table-cell>
          <table:table-cell office:value-type="float" office:value="0.166763">
            <text:p>0.166763</text:p>
          </table:table-cell>
          <table:table-cell office:value-type="float" office:value="0.1825">
            <text:p>0.1825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191702">
            <text:p>0.191702</text:p>
          </table:table-cell>
          <table:table-cell office:value-type="float" office:value="0.214951">
            <text:p>0.214951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19647">
            <text:p>0.19647</text:p>
          </table:table-cell>
          <table:table-cell office:value-type="float" office:value="0.203929">
            <text:p>0.203929</text:p>
          </table:table-cell>
        </table:table-row>
        <table:table-row table:style-name="ro1">
          <table:table-cell office:value-type="float" office:value="0.625">
            <text:p>0.625</text:p>
          </table:table-cell>
          <table:table-cell office:value-type="float" office:value="0.097171">
            <text:p>0.097171</text:p>
          </table:table-cell>
          <table:table-cell office:value-type="float" office:value="0.094855">
            <text:p>0.094855</text:p>
          </table:table-cell>
          <table:table-cell office:value-type="float" office:value="0.6393">
            <text:p>0.6393</text:p>
          </table:table-cell>
          <table:table-cell office:value-type="float" office:value="0.187969">
            <text:p>0.187969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173137">
            <text:p>0.173137</text:p>
          </table:table-cell>
          <table:table-cell office:value-type="float" office:value="0.18897">
            <text:p>0.18897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196098">
            <text:p>0.196098</text:p>
          </table:table-cell>
          <table:table-cell office:value-type="float" office:value="0.21809">
            <text:p>0.21809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201063">
            <text:p>0.201063</text:p>
          </table:table-cell>
          <table:table-cell office:value-type="float" office:value="0.20628">
            <text:p>0.20628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100938">
            <text:p>0.100938</text:p>
          </table:table-cell>
          <table:table-cell office:value-type="float" office:value="0.0981882">
            <text:p>0.0981882</text:p>
          </table:table-cell>
          <table:table-cell office:value-type="float" office:value="0.69386">
            <text:p>0.69386</text:p>
          </table:table-cell>
          <table:table-cell office:value-type="float" office:value="0.19638">
            <text:p>0.19638</text:p>
          </table:table-cell>
          <table:table-cell/>
          <table:table-cell office:value-type="float" office:value="0.65">
            <text:p>0.65</text:p>
          </table:table-cell>
          <table:table-cell office:value-type="float" office:value="0.180385">
            <text:p>0.180385</text:p>
          </table:table-cell>
          <table:table-cell office:value-type="float" office:value="0.195612">
            <text:p>0.195612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0.201154">
            <text:p>0.201154</text:p>
          </table:table-cell>
          <table:table-cell office:value-type="float" office:value="0.221601">
            <text:p>0.221601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0.206027">
            <text:p>0.206027</text:p>
          </table:table-cell>
          <table:table-cell office:value-type="float" office:value="0.2087">
            <text:p>0.2087</text:p>
          </table:table-cell>
        </table:table-row>
        <table:table-row table:style-name="ro1">
          <table:table-cell office:value-type="float" office:value="0.675">
            <text:p>0.675</text:p>
          </table:table-cell>
          <table:table-cell office:value-type="float" office:value="0.104834">
            <text:p>0.104834</text:p>
          </table:table-cell>
          <table:table-cell office:value-type="float" office:value="0.101878">
            <text:p>0.101878</text:p>
          </table:table-cell>
          <table:table-cell office:value-type="float" office:value="0.74297">
            <text:p>0.74297</text:p>
          </table:table-cell>
          <table:table-cell office:value-type="float" office:value="0.204819">
            <text:p>0.204819</text:p>
          </table:table-cell>
          <table:table-cell/>
          <table:table-cell office:value-type="float" office:value="0.675">
            <text:p>0.675</text:p>
          </table:table-cell>
          <table:table-cell office:value-type="float" office:value="0.188473">
            <text:p>0.188473</text:p>
          </table:table-cell>
          <table:table-cell office:value-type="float" office:value="0.202393">
            <text:p>0.202393</text:p>
          </table:table-cell>
          <table:table-cell table:number-columns-repeated="2"/>
          <table:table-cell office:value-type="float" office:value="0.675">
            <text:p>0.675</text:p>
          </table:table-cell>
          <table:table-cell office:value-type="float" office:value="0.20655">
            <text:p>0.20655</text:p>
          </table:table-cell>
          <table:table-cell office:value-type="float" office:value="0.225644">
            <text:p>0.225644</text:p>
          </table:table-cell>
          <table:table-cell table:number-columns-repeated="2"/>
          <table:table-cell office:value-type="float" office:value="0.675">
            <text:p>0.675</text:p>
          </table:table-cell>
          <table:table-cell office:value-type="float" office:value="0.21143">
            <text:p>0.21143</text:p>
          </table:table-cell>
          <table:table-cell office:value-type="float" office:value="0.210955">
            <text:p>0.21095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08717">
            <text:p>0.108717</text:p>
          </table:table-cell>
          <table:table-cell office:value-type="float" office:value="0.105492">
            <text:p>0.105492</text:p>
          </table:table-cell>
          <table:table-cell office:value-type="float" office:value="0.79753">
            <text:p>0.79753</text:p>
          </table:table-cell>
          <table:table-cell office:value-type="float" office:value="0.21323">
            <text:p>0.21323</text:p>
          </table:table-cell>
          <table:table-cell/>
          <table:table-cell office:value-type="float" office:value="0.7">
            <text:p>0.7</text:p>
          </table:table-cell>
          <table:table-cell office:value-type="float" office:value="0.197074">
            <text:p>0.197074</text:p>
          </table:table-cell>
          <table:table-cell office:value-type="float" office:value="0.20916">
            <text:p>0.20916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212105">
            <text:p>0.212105</text:p>
          </table:table-cell>
          <table:table-cell office:value-type="float" office:value="0.229882">
            <text:p>0.229882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217265">
            <text:p>0.217265</text:p>
          </table:table-cell>
          <table:table-cell office:value-type="float" office:value="0.213178">
            <text:p>0.213178</text:p>
          </table:table-cell>
        </table:table-row>
        <table:table-row table:style-name="ro1">
          <table:table-cell office:value-type="float" office:value="0.725">
            <text:p>0.725</text:p>
          </table:table-cell>
          <table:table-cell office:value-type="float" office:value="0.112853">
            <text:p>0.112853</text:p>
          </table:table-cell>
          <table:table-cell office:value-type="float" office:value="0.109133">
            <text:p>0.109133</text:p>
          </table:table-cell>
          <table:table-cell office:value-type="float" office:value="0.85209">
            <text:p>0.85209</text:p>
          </table:table-cell>
          <table:table-cell office:value-type="float" office:value="0.221641">
            <text:p>0.221641</text:p>
          </table:table-cell>
          <table:table-cell/>
          <table:table-cell office:value-type="float" office:value="0.725">
            <text:p>0.725</text:p>
          </table:table-cell>
          <table:table-cell office:value-type="float" office:value="0.205925">
            <text:p>0.205925</text:p>
          </table:table-cell>
          <table:table-cell office:value-type="float" office:value="0.216396">
            <text:p>0.216396</text:p>
          </table:table-cell>
          <table:table-cell table:number-columns-repeated="2"/>
          <table:table-cell office:value-type="float" office:value="0.725">
            <text:p>0.725</text:p>
          </table:table-cell>
          <table:table-cell office:value-type="float" office:value="0.218004">
            <text:p>0.218004</text:p>
          </table:table-cell>
          <table:table-cell office:value-type="float" office:value="0.234041">
            <text:p>0.234041</text:p>
          </table:table-cell>
          <table:table-cell table:number-columns-repeated="2"/>
          <table:table-cell office:value-type="float" office:value="0.725">
            <text:p>0.725</text:p>
          </table:table-cell>
          <table:table-cell office:value-type="float" office:value="0.223347">
            <text:p>0.223347</text:p>
          </table:table-cell>
          <table:table-cell office:value-type="float" office:value="0.215617">
            <text:p>0.21561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11711">
            <text:p>0.11711</text:p>
          </table:table-cell>
          <table:table-cell office:value-type="float" office:value="0.11308">
            <text:p>0.11308</text:p>
          </table:table-cell>
          <table:table-cell office:value-type="float" office:value="0.90665">
            <text:p>0.90665</text:p>
          </table:table-cell>
          <table:table-cell office:value-type="float" office:value="0.230052">
            <text:p>0.23005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21457">
            <text:p>0.21457</text:p>
          </table:table-cell>
          <table:table-cell office:value-type="float" office:value="0.224539">
            <text:p>0.224539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224138">
            <text:p>0.224138</text:p>
          </table:table-cell>
          <table:table-cell office:value-type="float" office:value="0.238166">
            <text:p>0.238166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22928">
            <text:p>0.22928</text:p>
          </table:table-cell>
          <table:table-cell office:value-type="float" office:value="0.218198">
            <text:p>0.218198</text:p>
          </table:table-cell>
        </table:table-row>
        <table:table-row table:style-name="ro1">
          <table:table-cell office:value-type="float" office:value="0.775">
            <text:p>0.775</text:p>
          </table:table-cell>
          <table:table-cell office:value-type="float" office:value="0.121492">
            <text:p>0.121492</text:p>
          </table:table-cell>
          <table:table-cell office:value-type="float" office:value="0.117307">
            <text:p>0.117307</text:p>
          </table:table-cell>
          <table:table-cell office:value-type="float" office:value="0.9558">
            <text:p>0.9558</text:p>
          </table:table-cell>
          <table:table-cell office:value-type="float" office:value="0.242839">
            <text:p>0.242839</text:p>
          </table:table-cell>
          <table:table-cell/>
          <table:table-cell office:value-type="float" office:value="0.775">
            <text:p>0.775</text:p>
          </table:table-cell>
          <table:table-cell office:value-type="float" office:value="0.222756">
            <text:p>0.222756</text:p>
          </table:table-cell>
          <table:table-cell office:value-type="float" office:value="0.233038">
            <text:p>0.233038</text:p>
          </table:table-cell>
          <table:table-cell table:number-columns-repeated="2"/>
          <table:table-cell office:value-type="float" office:value="0.775">
            <text:p>0.775</text:p>
          </table:table-cell>
          <table:table-cell office:value-type="float" office:value="0.230565">
            <text:p>0.230565</text:p>
          </table:table-cell>
          <table:table-cell office:value-type="float" office:value="0.242397">
            <text:p>0.242397</text:p>
          </table:table-cell>
          <table:table-cell table:number-columns-repeated="2"/>
          <table:table-cell office:value-type="float" office:value="0.775">
            <text:p>0.775</text:p>
          </table:table-cell>
          <table:table-cell office:value-type="float" office:value="0.234841">
            <text:p>0.234841</text:p>
          </table:table-cell>
          <table:table-cell office:value-type="float" office:value="0.220804">
            <text:p>0.22080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26221">
            <text:p>0.126221</text:p>
          </table:table-cell>
          <table:table-cell office:value-type="float" office:value="0.121693">
            <text:p>0.121693</text:p>
          </table:table-cell>
          <table:table-cell office:value-type="float" office:value="1.01041">
            <text:p>1.01041</text:p>
          </table:table-cell>
          <table:table-cell office:value-type="float" office:value="0.255598">
            <text:p>0.255598</text:p>
          </table:table-cell>
          <table:table-cell/>
          <table:table-cell office:value-type="float" office:value="0.8">
            <text:p>0.8</text:p>
          </table:table-cell>
          <table:table-cell office:value-type="float" office:value="0.230521">
            <text:p>0.230521</text:p>
          </table:table-cell>
          <table:table-cell office:value-type="float" office:value="0.241106">
            <text:p>0.241106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2375">
            <text:p>0.2375</text:p>
          </table:table-cell>
          <table:table-cell office:value-type="float" office:value="0.246753">
            <text:p>0.246753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239959">
            <text:p>0.239959</text:p>
          </table:table-cell>
          <table:table-cell office:value-type="float" office:value="0.223576">
            <text:p>0.223576</text:p>
          </table:table-cell>
        </table:table-row>
        <table:table-row table:style-name="ro1">
          <table:table-cell office:value-type="float" office:value="0.825">
            <text:p>0.825</text:p>
          </table:table-cell>
          <table:table-cell office:value-type="float" office:value="0.130992">
            <text:p>0.130992</text:p>
          </table:table-cell>
          <table:table-cell office:value-type="float" office:value="0.126146">
            <text:p>0.126146</text:p>
          </table:table-cell>
          <table:table-cell office:value-type="float" office:value="1.05957">
            <text:p>1.05957</text:p>
          </table:table-cell>
          <table:table-cell office:value-type="float" office:value="0.268385">
            <text:p>0.268385</text:p>
          </table:table-cell>
          <table:table-cell/>
          <table:table-cell office:value-type="float" office:value="0.825">
            <text:p>0.825</text:p>
          </table:table-cell>
          <table:table-cell office:value-type="float" office:value="0.23817">
            <text:p>0.23817</text:p>
          </table:table-cell>
          <table:table-cell office:value-type="float" office:value="0.248961">
            <text:p>0.248961</text:p>
          </table:table-cell>
          <table:table-cell table:number-columns-repeated="2"/>
          <table:table-cell office:value-type="float" office:value="0.825">
            <text:p>0.825</text:p>
          </table:table-cell>
          <table:table-cell office:value-type="float" office:value="0.24464">
            <text:p>0.24464</text:p>
          </table:table-cell>
          <table:table-cell office:value-type="float" office:value="0.251387">
            <text:p>0.251387</text:p>
          </table:table-cell>
          <table:table-cell table:number-columns-repeated="2"/>
          <table:table-cell office:value-type="float" office:value="0.825">
            <text:p>0.825</text:p>
          </table:table-cell>
          <table:table-cell office:value-type="float" office:value="0.244757">
            <text:p>0.244757</text:p>
          </table:table-cell>
          <table:table-cell office:value-type="float" office:value="0.226504">
            <text:p>0.226504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135807">
            <text:p>0.135807</text:p>
          </table:table-cell>
          <table:table-cell office:value-type="float" office:value="0.130728">
            <text:p>0.130728</text:p>
          </table:table-cell>
          <table:table-cell office:value-type="float" office:value="1.11417">
            <text:p>1.11417</text:p>
          </table:table-cell>
          <table:table-cell office:value-type="float" office:value="0.281143">
            <text:p>0.28114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246027">
            <text:p>0.246027</text:p>
          </table:table-cell>
          <table:table-cell office:value-type="float" office:value="0.25703">
            <text:p>0.25703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251867">
            <text:p>0.251867</text:p>
          </table:table-cell>
          <table:table-cell office:value-type="float" office:value="0.256066">
            <text:p>0.256066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249649">
            <text:p>0.249649</text:p>
          </table:table-cell>
          <table:table-cell office:value-type="float" office:value="0.229463">
            <text:p>0.229463</text:p>
          </table:table-cell>
        </table:table-row>
        <table:table-row table:style-name="ro1">
          <table:table-cell office:value-type="float" office:value="0.875">
            <text:p>0.875</text:p>
          </table:table-cell>
          <table:table-cell office:value-type="float" office:value="0.141048">
            <text:p>0.141048</text:p>
          </table:table-cell>
          <table:table-cell office:value-type="float" office:value="0.135699">
            <text:p>0.135699</text:p>
          </table:table-cell>
          <table:table-cell office:value-type="float" office:value="1.16338">
            <text:p>1.16338</text:p>
          </table:table-cell>
          <table:table-cell office:value-type="float" office:value="0.298278">
            <text:p>0.298278</text:p>
          </table:table-cell>
          <table:table-cell/>
          <table:table-cell office:value-type="float" office:value="0.875">
            <text:p>0.875</text:p>
          </table:table-cell>
          <table:table-cell office:value-type="float" office:value="0.25389">
            <text:p>0.25389</text:p>
          </table:table-cell>
          <table:table-cell office:value-type="float" office:value="0.265041">
            <text:p>0.265041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259354">
            <text:p>0.259354</text:p>
          </table:table-cell>
          <table:table-cell office:value-type="float" office:value="0.26049">
            <text:p>0.26049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254932">
            <text:p>0.254932</text:p>
          </table:table-cell>
          <table:table-cell office:value-type="float" office:value="0.23239">
            <text:p>0.2323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4663">
            <text:p>0.14663</text:p>
          </table:table-cell>
          <table:table-cell office:value-type="float" office:value="0.140973">
            <text:p>0.140973</text:p>
          </table:table-cell>
          <table:table-cell office:value-type="float" office:value="1.21259">
            <text:p>1.21259</text:p>
          </table:table-cell>
          <table:table-cell office:value-type="float" office:value="0.315413">
            <text:p>0.315413</text:p>
          </table:table-cell>
          <table:table-cell/>
          <table:table-cell office:value-type="float" office:value="0.9">
            <text:p>0.9</text:p>
          </table:table-cell>
          <table:table-cell office:value-type="float" office:value="0.261431">
            <text:p>0.261431</text:p>
          </table:table-cell>
          <table:table-cell office:value-type="float" office:value="0.272806">
            <text:p>0.272806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267006">
            <text:p>0.267006</text:p>
          </table:table-cell>
          <table:table-cell office:value-type="float" office:value="0.26466">
            <text:p>0.26466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260373">
            <text:p>0.260373</text:p>
          </table:table-cell>
          <table:table-cell office:value-type="float" office:value="0.235647">
            <text:p>0.235647</text:p>
          </table:table-cell>
        </table:table-row>
        <table:table-row table:style-name="ro1">
          <table:table-cell office:value-type="float" office:value="0.925">
            <text:p>0.925</text:p>
          </table:table-cell>
          <table:table-cell office:value-type="float" office:value="0.152373">
            <text:p>0.152373</text:p>
          </table:table-cell>
          <table:table-cell office:value-type="float" office:value="0.146523">
            <text:p>0.146523</text:p>
          </table:table-cell>
          <table:table-cell office:value-type="float" office:value="1.26179">
            <text:p>1.26179</text:p>
          </table:table-cell>
          <table:table-cell office:value-type="float" office:value="0.332547">
            <text:p>0.332547</text:p>
          </table:table-cell>
          <table:table-cell/>
          <table:table-cell office:value-type="float" office:value="0.925">
            <text:p>0.925</text:p>
          </table:table-cell>
          <table:table-cell office:value-type="float" office:value="0.268747">
            <text:p>0.268747</text:p>
          </table:table-cell>
          <table:table-cell office:value-type="float" office:value="0.280357">
            <text:p>0.280357</text:p>
          </table:table-cell>
          <table:table-cell table:number-columns-repeated="2"/>
          <table:table-cell office:value-type="float" office:value="0.925">
            <text:p>0.925</text:p>
          </table:table-cell>
          <table:table-cell office:value-type="float" office:value="0.274475">
            <text:p>0.274475</text:p>
          </table:table-cell>
          <table:table-cell office:value-type="float" office:value="0.268706">
            <text:p>0.268706</text:p>
          </table:table-cell>
          <table:table-cell table:number-columns-repeated="2"/>
          <table:table-cell office:value-type="float" office:value="0.925">
            <text:p>0.925</text:p>
          </table:table-cell>
          <table:table-cell office:value-type="float" office:value="0.265782">
            <text:p>0.265782</text:p>
          </table:table-cell>
          <table:table-cell office:value-type="float" office:value="0.239419">
            <text:p>0.239419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158399">
            <text:p>0.158399</text:p>
          </table:table-cell>
          <table:table-cell office:value-type="float" office:value="0.152217">
            <text:p>0.152217</text:p>
          </table:table-cell>
          <table:table-cell office:value-type="float" office:value="1.31105">
            <text:p>1.31105</text:p>
          </table:table-cell>
          <table:table-cell office:value-type="float" office:value="0.354029">
            <text:p>0.35402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27622">
            <text:p>0.27622</text:p>
          </table:table-cell>
          <table:table-cell office:value-type="float" office:value="0.287936">
            <text:p>0.287936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281624">
            <text:p>0.281624</text:p>
          </table:table-cell>
          <table:table-cell office:value-type="float" office:value="0.27282">
            <text:p>0.27282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271203">
            <text:p>0.271203</text:p>
          </table:table-cell>
          <table:table-cell office:value-type="float" office:value="0.243389">
            <text:p>0.243389</text:p>
          </table:table-cell>
        </table:table-row>
        <table:table-row table:style-name="ro1">
          <table:table-cell office:value-type="float" office:value="0.975">
            <text:p>0.975</text:p>
          </table:table-cell>
          <table:table-cell office:value-type="float" office:value="0.164921">
            <text:p>0.164921</text:p>
          </table:table-cell>
          <table:table-cell office:value-type="float" office:value="0.15801">
            <text:p>0.15801</text:p>
          </table:table-cell>
          <table:table-cell office:value-type="float" office:value="1.36025">
            <text:p>1.36025</text:p>
          </table:table-cell>
          <table:table-cell office:value-type="float" office:value="0.371164">
            <text:p>0.371164</text:p>
          </table:table-cell>
          <table:table-cell/>
          <table:table-cell office:value-type="float" office:value="0.975">
            <text:p>0.975</text:p>
          </table:table-cell>
          <table:table-cell office:value-type="float" office:value="0.284339">
            <text:p>0.284339</text:p>
          </table:table-cell>
          <table:table-cell office:value-type="float" office:value="0.295624">
            <text:p>0.295624</text:p>
          </table:table-cell>
          <table:table-cell table:number-columns-repeated="2"/>
          <table:table-cell office:value-type="float" office:value="0.975">
            <text:p>0.975</text:p>
          </table:table-cell>
          <table:table-cell office:value-type="float" office:value="0.288635">
            <text:p>0.288635</text:p>
          </table:table-cell>
          <table:table-cell office:value-type="float" office:value="0.277078">
            <text:p>0.277078</text:p>
          </table:table-cell>
          <table:table-cell table:number-columns-repeated="2"/>
          <table:table-cell office:value-type="float" office:value="0.975">
            <text:p>0.975</text:p>
          </table:table-cell>
          <table:table-cell office:value-type="float" office:value="0.276625">
            <text:p>0.276625</text:p>
          </table:table-cell>
          <table:table-cell office:value-type="float" office:value="0.247385">
            <text:p>0.2473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72066">
            <text:p>0.172066</text:p>
          </table:table-cell>
          <table:table-cell office:value-type="float" office:value="0.164324">
            <text:p>0.164324</text:p>
          </table:table-cell>
          <table:table-cell office:value-type="float" office:value="1.40946">
            <text:p>1.40946</text:p>
          </table:table-cell>
          <table:table-cell office:value-type="float" office:value="0.388298">
            <text:p>0.388298</text:p>
          </table:table-cell>
          <table:table-cell/>
          <table:table-cell office:value-type="float" office:value="1">
            <text:p>1</text:p>
          </table:table-cell>
          <table:table-cell office:value-type="float" office:value="0.293188">
            <text:p>0.293188</text:p>
          </table:table-cell>
          <table:table-cell office:value-type="float" office:value="0.303277">
            <text:p>0.30327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295635">
            <text:p>0.295635</text:p>
          </table:table-cell>
          <table:table-cell office:value-type="float" office:value="0.281628">
            <text:p>0.28162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28208">
            <text:p>0.28208</text:p>
          </table:table-cell>
          <table:table-cell office:value-type="float" office:value="0.251333">
            <text:p>0.251333</text:p>
          </table:table-cell>
        </table:table-row>
        <table:table-row table:style-name="ro1">
          <table:table-cell office:value-type="float" office:value="1.025">
            <text:p>1.025</text:p>
          </table:table-cell>
          <table:table-cell office:value-type="float" office:value="0.179363">
            <text:p>0.179363</text:p>
          </table:table-cell>
          <table:table-cell office:value-type="float" office:value="0.171387">
            <text:p>0.171387</text:p>
          </table:table-cell>
          <table:table-cell office:value-type="float" office:value="1.45871">
            <text:p>1.45871</text:p>
          </table:table-cell>
          <table:table-cell office:value-type="float" office:value="0.409781">
            <text:p>0.409781</text:p>
          </table:table-cell>
          <table:table-cell/>
          <table:table-cell office:value-type="float" office:value="1.025">
            <text:p>1.025</text:p>
          </table:table-cell>
          <table:table-cell office:value-type="float" office:value="0.301972">
            <text:p>0.301972</text:p>
          </table:table-cell>
          <table:table-cell office:value-type="float" office:value="0.310877">
            <text:p>0.310877</text:p>
          </table:table-cell>
          <table:table-cell table:number-columns-repeated="2"/>
          <table:table-cell office:value-type="float" office:value="1.025">
            <text:p>1.025</text:p>
          </table:table-cell>
          <table:table-cell office:value-type="float" office:value="0.302833">
            <text:p>0.302833</text:p>
          </table:table-cell>
          <table:table-cell office:value-type="float" office:value="0.286455">
            <text:p>0.286455</text:p>
          </table:table-cell>
          <table:table-cell table:number-columns-repeated="2"/>
          <table:table-cell office:value-type="float" office:value="1.025">
            <text:p>1.025</text:p>
          </table:table-cell>
          <table:table-cell office:value-type="float" office:value="0.28756">
            <text:p>0.28756</text:p>
          </table:table-cell>
          <table:table-cell office:value-type="float" office:value="0.255211">
            <text:p>0.255211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186982">
            <text:p>0.186982</text:p>
          </table:table-cell>
          <table:table-cell office:value-type="float" office:value="0.179047">
            <text:p>0.179047</text:p>
          </table:table-cell>
          <table:table-cell office:value-type="float" office:value="1.507918">
            <text:p>1.507918</text:p>
          </table:table-cell>
          <table:table-cell office:value-type="float" office:value="0.426915">
            <text:p>0.426915</text:p>
          </table:table-cell>
          <table:table-cell/>
          <table:table-cell office:value-type="float" office:value="1.05">
            <text:p>1.05</text:p>
          </table:table-cell>
          <table:table-cell office:value-type="float" office:value="0.310167">
            <text:p>0.310167</text:p>
          </table:table-cell>
          <table:table-cell office:value-type="float" office:value="0.318926">
            <text:p>0.318926</text:p>
          </table:table-cell>
          <table:table-cell table:number-columns-repeated="2"/>
          <table:table-cell office:value-type="float" office:value="1.05">
            <text:p>1.05</text:p>
          </table:table-cell>
          <table:table-cell office:value-type="float" office:value="0.310255">
            <text:p>0.310255</text:p>
          </table:table-cell>
          <table:table-cell office:value-type="float" office:value="0.29129">
            <text:p>0.29129</text:p>
          </table:table-cell>
          <table:table-cell table:number-columns-repeated="2"/>
          <table:table-cell office:value-type="float" office:value="1.05">
            <text:p>1.05</text:p>
          </table:table-cell>
          <table:table-cell office:value-type="float" office:value="0.293085">
            <text:p>0.293085</text:p>
          </table:table-cell>
          <table:table-cell office:value-type="float" office:value="0.259066">
            <text:p>0.259066</text:p>
          </table:table-cell>
        </table:table-row>
        <table:table-row table:style-name="ro1">
          <table:table-cell office:value-type="float" office:value="1.075">
            <text:p>1.075</text:p>
          </table:table-cell>
          <table:table-cell office:value-type="float" office:value="0.195715">
            <text:p>0.195715</text:p>
          </table:table-cell>
          <table:table-cell office:value-type="float" office:value="0.187449">
            <text:p>0.187449</text:p>
          </table:table-cell>
          <table:table-cell office:value-type="float" office:value="1.60079">
            <text:p>1.60079</text:p>
          </table:table-cell>
          <table:table-cell office:value-type="float" office:value="0.452518">
            <text:p>0.452518</text:p>
          </table:table-cell>
          <table:table-cell/>
          <table:table-cell office:value-type="float" office:value="1.075">
            <text:p>1.075</text:p>
          </table:table-cell>
          <table:table-cell office:value-type="float" office:value="0.318248">
            <text:p>0.318248</text:p>
          </table:table-cell>
          <table:table-cell office:value-type="float" office:value="0.327552">
            <text:p>0.327552</text:p>
          </table:table-cell>
          <table:table-cell table:number-columns-repeated="2"/>
          <table:table-cell office:value-type="float" office:value="1.075">
            <text:p>1.075</text:p>
          </table:table-cell>
          <table:table-cell office:value-type="float" office:value="0.317681">
            <text:p>0.317681</text:p>
          </table:table-cell>
          <table:table-cell office:value-type="float" office:value="0.296104">
            <text:p>0.296104</text:p>
          </table:table-cell>
          <table:table-cell table:number-columns-repeated="2"/>
          <table:table-cell office:value-type="float" office:value="1.075">
            <text:p>1.075</text:p>
          </table:table-cell>
          <table:table-cell office:value-type="float" office:value="0.298653">
            <text:p>0.298653</text:p>
          </table:table-cell>
          <table:table-cell office:value-type="float" office:value="0.263001">
            <text:p>0.263001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204959">
            <text:p>0.204959</text:p>
          </table:table-cell>
          <table:table-cell office:value-type="float" office:value="0.196367">
            <text:p>0.196367</text:p>
          </table:table-cell>
          <table:table-cell office:value-type="float" office:value="1.628353">
            <text:p>1.628353</text:p>
          </table:table-cell>
          <table:table-cell office:value-type="float" office:value="0.482809">
            <text:p>0.482809</text:p>
          </table:table-cell>
          <table:table-cell/>
          <table:table-cell office:value-type="float" office:value="1.1">
            <text:p>1.1</text:p>
          </table:table-cell>
          <table:table-cell office:value-type="float" office:value="0.326814">
            <text:p>0.326814</text:p>
          </table:table-cell>
          <table:table-cell office:value-type="float" office:value="0.336126">
            <text:p>0.336126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0.325075">
            <text:p>0.325075</text:p>
          </table:table-cell>
          <table:table-cell office:value-type="float" office:value="0.300972">
            <text:p>0.300972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0.304229">
            <text:p>0.304229</text:p>
          </table:table-cell>
          <table:table-cell office:value-type="float" office:value="0.26708">
            <text:p>0.26708</text:p>
          </table:table-cell>
        </table:table-row>
        <table:table-row table:style-name="ro1">
          <table:table-cell office:value-type="float" office:value="1.125">
            <text:p>1.125</text:p>
          </table:table-cell>
          <table:table-cell office:value-type="float" office:value="0.213707">
            <text:p>0.213707</text:p>
          </table:table-cell>
          <table:table-cell office:value-type="float" office:value="0.205434">
            <text:p>0.205434</text:p>
          </table:table-cell>
          <table:table-cell office:value-type="float" office:value="1.677607">
            <text:p>1.677607</text:p>
          </table:table-cell>
          <table:table-cell office:value-type="float" office:value="0.504291">
            <text:p>0.504291</text:p>
          </table:table-cell>
          <table:table-cell/>
          <table:table-cell office:value-type="float" office:value="1.125">
            <text:p>1.125</text:p>
          </table:table-cell>
          <table:table-cell office:value-type="float" office:value="0.336014">
            <text:p>0.336014</text:p>
          </table:table-cell>
          <table:table-cell office:value-type="float" office:value="0.344576">
            <text:p>0.344576</text:p>
          </table:table-cell>
          <table:table-cell table:number-columns-repeated="2"/>
          <table:table-cell office:value-type="float" office:value="1.125">
            <text:p>1.125</text:p>
          </table:table-cell>
          <table:table-cell office:value-type="float" office:value="0.332427">
            <text:p>0.332427</text:p>
          </table:table-cell>
          <table:table-cell office:value-type="float" office:value="0.305979">
            <text:p>0.305979</text:p>
          </table:table-cell>
          <table:table-cell table:number-columns-repeated="2"/>
          <table:table-cell office:value-type="float" office:value="1.125">
            <text:p>1.125</text:p>
          </table:table-cell>
          <table:table-cell office:value-type="float" office:value="0.30986">
            <text:p>0.30986</text:p>
          </table:table-cell>
          <table:table-cell office:value-type="float" office:value="0.271356">
            <text:p>0.271356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222252">
            <text:p>0.222252</text:p>
          </table:table-cell>
          <table:table-cell office:value-type="float" office:value="0.214613">
            <text:p>0.214613</text:p>
          </table:table-cell>
          <table:table-cell office:value-type="float" office:value="1.721461">
            <text:p>1.721461</text:p>
          </table:table-cell>
          <table:table-cell office:value-type="float" office:value="0.530149">
            <text:p>0.530149</text:p>
          </table:table-cell>
          <table:table-cell/>
          <table:table-cell office:value-type="float" office:value="1.15">
            <text:p>1.15</text:p>
          </table:table-cell>
          <table:table-cell office:value-type="float" office:value="0.345623">
            <text:p>0.345623</text:p>
          </table:table-cell>
          <table:table-cell office:value-type="float" office:value="0.352997">
            <text:p>0.352997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0.33993">
            <text:p>0.33993</text:p>
          </table:table-cell>
          <table:table-cell office:value-type="float" office:value="0.31112">
            <text:p>0.31112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0.315356">
            <text:p>0.315356</text:p>
          </table:table-cell>
          <table:table-cell office:value-type="float" office:value="0.275769">
            <text:p>0.275769</text:p>
          </table:table-cell>
        </table:table-row>
        <table:table-row table:style-name="ro1">
          <table:table-cell office:value-type="float" office:value="1.175">
            <text:p>1.175</text:p>
          </table:table-cell>
          <table:table-cell office:value-type="float" office:value="0.231358">
            <text:p>0.231358</text:p>
          </table:table-cell>
          <table:table-cell office:value-type="float" office:value="0.223754">
            <text:p>0.223754</text:p>
          </table:table-cell>
          <table:table-cell office:value-type="float" office:value="1.770715">
            <text:p>1.770715</text:p>
          </table:table-cell>
          <table:table-cell office:value-type="float" office:value="0.551631">
            <text:p>0.551631</text:p>
          </table:table-cell>
          <table:table-cell/>
          <table:table-cell office:value-type="float" office:value="1.175">
            <text:p>1.175</text:p>
          </table:table-cell>
          <table:table-cell office:value-type="float" office:value="0.355454">
            <text:p>0.355454</text:p>
          </table:table-cell>
          <table:table-cell office:value-type="float" office:value="0.361239">
            <text:p>0.361239</text:p>
          </table:table-cell>
          <table:table-cell table:number-columns-repeated="2"/>
          <table:table-cell office:value-type="float" office:value="1.175">
            <text:p>1.175</text:p>
          </table:table-cell>
          <table:table-cell office:value-type="float" office:value="0.347591">
            <text:p>0.347591</text:p>
          </table:table-cell>
          <table:table-cell office:value-type="float" office:value="0.316478">
            <text:p>0.316478</text:p>
          </table:table-cell>
          <table:table-cell table:number-columns-repeated="2"/>
          <table:table-cell office:value-type="float" office:value="1.175">
            <text:p>1.175</text:p>
          </table:table-cell>
          <table:table-cell office:value-type="float" office:value="0.320484">
            <text:p>0.320484</text:p>
          </table:table-cell>
          <table:table-cell office:value-type="float" office:value="0.280292">
            <text:p>0.280292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24173">
            <text:p>0.24173</text:p>
          </table:table-cell>
          <table:table-cell office:value-type="float" office:value="0.23259">
            <text:p>0.23259</text:p>
          </table:table-cell>
          <table:table-cell office:value-type="float" office:value="1.814522">
            <text:p>1.814522</text:p>
          </table:table-cell>
          <table:table-cell office:value-type="float" office:value="0.573142">
            <text:p>0.573142</text:p>
          </table:table-cell>
          <table:table-cell/>
          <table:table-cell office:value-type="float" office:value="1.2">
            <text:p>1.2</text:p>
          </table:table-cell>
          <table:table-cell office:value-type="float" office:value="0.365294">
            <text:p>0.365294</text:p>
          </table:table-cell>
          <table:table-cell office:value-type="float" office:value="0.369389">
            <text:p>0.369389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0.355307">
            <text:p>0.355307</text:p>
          </table:table-cell>
          <table:table-cell office:value-type="float" office:value="0.322011">
            <text:p>0.322011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0.325362">
            <text:p>0.325362</text:p>
          </table:table-cell>
          <table:table-cell office:value-type="float" office:value="0.285032">
            <text:p>0.285032</text:p>
          </table:table-cell>
        </table:table-row>
        <table:table-row table:style-name="ro1">
          <table:table-cell office:value-type="float" office:value="1.225">
            <text:p>1.225</text:p>
          </table:table-cell>
          <table:table-cell office:value-type="float" office:value="0.252939">
            <text:p>0.252939</text:p>
          </table:table-cell>
          <table:table-cell office:value-type="float" office:value="0.242411">
            <text:p>0.242411</text:p>
          </table:table-cell>
          <table:table-cell office:value-type="float" office:value="1.896501">
            <text:p>1.896501</text:p>
          </table:table-cell>
          <table:table-cell office:value-type="float" office:value="0.598801">
            <text:p>0.598801</text:p>
          </table:table-cell>
          <table:table-cell/>
          <table:table-cell office:value-type="float" office:value="1.225">
            <text:p>1.225</text:p>
          </table:table-cell>
          <table:table-cell office:value-type="float" office:value="0.374918">
            <text:p>0.374918</text:p>
          </table:table-cell>
          <table:table-cell office:value-type="float" office:value="0.377704">
            <text:p>0.377704</text:p>
          </table:table-cell>
          <table:table-cell table:number-columns-repeated="2"/>
          <table:table-cell office:value-type="float" office:value="1.225">
            <text:p>1.225</text:p>
          </table:table-cell>
          <table:table-cell office:value-type="float" office:value="0.362992">
            <text:p>0.362992</text:p>
          </table:table-cell>
          <table:table-cell office:value-type="float" office:value="0.32761">
            <text:p>0.32761</text:p>
          </table:table-cell>
          <table:table-cell table:number-columns-repeated="2"/>
          <table:table-cell office:value-type="float" office:value="1.225">
            <text:p>1.225</text:p>
          </table:table-cell>
          <table:table-cell office:value-type="float" office:value="0.330338">
            <text:p>0.330338</text:p>
          </table:table-cell>
          <table:table-cell office:value-type="float" office:value="0.290087">
            <text:p>0.290087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265013">
            <text:p>0.265013</text:p>
          </table:table-cell>
          <table:table-cell office:value-type="float" office:value="0.252578">
            <text:p>0.252578</text:p>
          </table:table-cell>
          <table:table-cell office:value-type="float" office:value="1.913124">
            <text:p>1.913124</text:p>
          </table:table-cell>
          <table:table-cell office:value-type="float" office:value="0.624801">
            <text:p>0.624801</text:p>
          </table:table-cell>
          <table:table-cell/>
          <table:table-cell office:value-type="float" office:value="1.25">
            <text:p>1.25</text:p>
          </table:table-cell>
          <table:table-cell office:value-type="float" office:value="0.384232">
            <text:p>0.384232</text:p>
          </table:table-cell>
          <table:table-cell office:value-type="float" office:value="0.386015">
            <text:p>0.386015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0.3706">
            <text:p>0.3706</text:p>
          </table:table-cell>
          <table:table-cell office:value-type="float" office:value="0.333217">
            <text:p>0.333217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0.335511">
            <text:p>0.335511</text:p>
          </table:table-cell>
          <table:table-cell office:value-type="float" office:value="0.295309">
            <text:p>0.295309</text:p>
          </table:table-cell>
        </table:table-row>
        <table:table-row table:style-name="ro1">
          <table:table-cell office:value-type="float" office:value="1.275">
            <text:p>1.275</text:p>
          </table:table-cell>
          <table:table-cell office:value-type="float" office:value="0.278038">
            <text:p>0.278038</text:p>
          </table:table-cell>
          <table:table-cell office:value-type="float" office:value="0.261551">
            <text:p>0.261551</text:p>
          </table:table-cell>
          <table:table-cell office:value-type="float" office:value="1.962378">
            <text:p>1.962378</text:p>
          </table:table-cell>
          <table:table-cell office:value-type="float" office:value="0.646283">
            <text:p>0.646283</text:p>
          </table:table-cell>
          <table:table-cell/>
          <table:table-cell office:value-type="float" office:value="1.275">
            <text:p>1.275</text:p>
          </table:table-cell>
          <table:table-cell office:value-type="float" office:value="0.393319">
            <text:p>0.393319</text:p>
          </table:table-cell>
          <table:table-cell office:value-type="float" office:value="0.394118">
            <text:p>0.394118</text:p>
          </table:table-cell>
          <table:table-cell table:number-columns-repeated="2"/>
          <table:table-cell office:value-type="float" office:value="1.275">
            <text:p>1.275</text:p>
          </table:table-cell>
          <table:table-cell office:value-type="float" office:value="0.378065">
            <text:p>0.378065</text:p>
          </table:table-cell>
          <table:table-cell office:value-type="float" office:value="0.338822">
            <text:p>0.338822</text:p>
          </table:table-cell>
          <table:table-cell table:number-columns-repeated="2"/>
          <table:table-cell office:value-type="float" office:value="1.275">
            <text:p>1.275</text:p>
          </table:table-cell>
          <table:table-cell office:value-type="float" office:value="0.340752">
            <text:p>0.340752</text:p>
          </table:table-cell>
          <table:table-cell office:value-type="float" office:value="0.300459">
            <text:p>0.300459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291684">
            <text:p>0.291684</text:p>
          </table:table-cell>
          <table:table-cell office:value-type="float" office:value="0.27078">
            <text:p>0.27078</text:p>
          </table:table-cell>
          <table:table-cell office:value-type="float" office:value="2.011584">
            <text:p>2.011584</text:p>
          </table:table-cell>
          <table:table-cell office:value-type="float" office:value="0.663418">
            <text:p>0.663418</text:p>
          </table:table-cell>
          <table:table-cell/>
          <table:table-cell office:value-type="float" office:value="1.3">
            <text:p>1.3</text:p>
          </table:table-cell>
          <table:table-cell office:value-type="float" office:value="0.40213">
            <text:p>0.40213</text:p>
          </table:table-cell>
          <table:table-cell office:value-type="float" office:value="0.402117">
            <text:p>0.402117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0.385319">
            <text:p>0.385319</text:p>
          </table:table-cell>
          <table:table-cell office:value-type="float" office:value="0.344559">
            <text:p>0.344559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0.346233">
            <text:p>0.346233</text:p>
          </table:table-cell>
          <table:table-cell office:value-type="float" office:value="0.305396">
            <text:p>0.305396</text:p>
          </table:table-cell>
        </table:table-row>
        <table:table-row table:style-name="ro1">
          <table:table-cell office:value-type="float" office:value="1.325">
            <text:p>1.325</text:p>
          </table:table-cell>
          <table:table-cell office:value-type="float" office:value="0.306365">
            <text:p>0.306365</text:p>
          </table:table-cell>
          <table:table-cell office:value-type="float" office:value="0.28152">
            <text:p>0.28152</text:p>
          </table:table-cell>
          <table:table-cell office:value-type="float" office:value="2.087927">
            <text:p>2.087927</text:p>
          </table:table-cell>
          <table:table-cell office:value-type="float" office:value="0.671715">
            <text:p>0.671715</text:p>
          </table:table-cell>
          <table:table-cell/>
          <table:table-cell office:value-type="float" office:value="1.325">
            <text:p>1.325</text:p>
          </table:table-cell>
          <table:table-cell office:value-type="float" office:value="0.410867">
            <text:p>0.410867</text:p>
          </table:table-cell>
          <table:table-cell office:value-type="float" office:value="0.410157">
            <text:p>0.410157</text:p>
          </table:table-cell>
          <table:table-cell table:number-columns-repeated="2"/>
          <table:table-cell office:value-type="float" office:value="1.325">
            <text:p>1.325</text:p>
          </table:table-cell>
          <table:table-cell office:value-type="float" office:value="0.392376">
            <text:p>0.392376</text:p>
          </table:table-cell>
          <table:table-cell office:value-type="float" office:value="0.350472">
            <text:p>0.350472</text:p>
          </table:table-cell>
          <table:table-cell table:number-columns-repeated="2"/>
          <table:table-cell office:value-type="float" office:value="1.325">
            <text:p>1.325</text:p>
          </table:table-cell>
          <table:table-cell office:value-type="float" office:value="0.352131">
            <text:p>0.352131</text:p>
          </table:table-cell>
          <table:table-cell office:value-type="float" office:value="0.310039">
            <text:p>0.310039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32105">
            <text:p>0.32105</text:p>
          </table:table-cell>
          <table:table-cell office:value-type="float" office:value="0.291811">
            <text:p>0.291811</text:p>
          </table:table-cell>
          <table:table-cell office:value-type="float" office:value="2.147695">
            <text:p>2.147695</text:p>
          </table:table-cell>
          <table:table-cell office:value-type="float" office:value="0.65836">
            <text:p>0.65836</text:p>
          </table:table-cell>
          <table:table-cell/>
          <table:table-cell office:value-type="float" office:value="1.35">
            <text:p>1.35</text:p>
          </table:table-cell>
          <table:table-cell office:value-type="float" office:value="0.419752">
            <text:p>0.419752</text:p>
          </table:table-cell>
          <table:table-cell office:value-type="float" office:value="0.41819">
            <text:p>0.41819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float" office:value="0.399111">
            <text:p>0.399111</text:p>
          </table:table-cell>
          <table:table-cell office:value-type="float" office:value="0.356507">
            <text:p>0.356507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float" office:value="0.358345">
            <text:p>0.358345</text:p>
          </table:table-cell>
          <table:table-cell office:value-type="float" office:value="0.31467">
            <text:p>0.31467</text:p>
          </table:table-cell>
        </table:table-row>
        <table:table-row table:style-name="ro1">
          <table:table-cell office:value-type="float" office:value="1.375">
            <text:p>1.375</text:p>
          </table:table-cell>
          <table:table-cell office:value-type="float" office:value="0.336338">
            <text:p>0.336338</text:p>
          </table:table-cell>
          <table:table-cell office:value-type="float" office:value="0.302465">
            <text:p>0.302465</text:p>
          </table:table-cell>
          <table:table-cell office:value-type="float" office:value="2.202016">
            <text:p>2.202016</text:p>
          </table:table-cell>
          <table:table-cell office:value-type="float" office:value="0.645033">
            <text:p>0.645033</text:p>
          </table:table-cell>
          <table:table-cell/>
          <table:table-cell office:value-type="float" office:value="1.375">
            <text:p>1.375</text:p>
          </table:table-cell>
          <table:table-cell office:value-type="float" office:value="0.429024">
            <text:p>0.429024</text:p>
          </table:table-cell>
          <table:table-cell office:value-type="float" office:value="0.426156">
            <text:p>0.426156</text:p>
          </table:table-cell>
          <table:table-cell table:number-columns-repeated="2"/>
          <table:table-cell office:value-type="float" office:value="1.375">
            <text:p>1.375</text:p>
          </table:table-cell>
          <table:table-cell office:value-type="float" office:value="0.405603">
            <text:p>0.405603</text:p>
          </table:table-cell>
          <table:table-cell office:value-type="float" office:value="0.362665">
            <text:p>0.362665</text:p>
          </table:table-cell>
          <table:table-cell table:number-columns-repeated="2"/>
          <table:table-cell office:value-type="float" office:value="1.375">
            <text:p>1.375</text:p>
          </table:table-cell>
          <table:table-cell office:value-type="float" office:value="0.36449">
            <text:p>0.36449</text:p>
          </table:table-cell>
          <table:table-cell office:value-type="float" office:value="0.319584">
            <text:p>0.319584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353058">
            <text:p>0.353058</text:p>
          </table:table-cell>
          <table:table-cell office:value-type="float" office:value="0.315058">
            <text:p>0.315058</text:p>
          </table:table-cell>
          <table:table-cell office:value-type="float" office:value="2.250796">
            <text:p>2.250796</text:p>
          </table:table-cell>
          <table:table-cell office:value-type="float" office:value="0.623039">
            <text:p>0.623039</text:p>
          </table:table-cell>
          <table:table-cell/>
          <table:table-cell office:value-type="float" office:value="1.4">
            <text:p>1.4</text:p>
          </table:table-cell>
          <table:table-cell office:value-type="float" office:value="0.438853">
            <text:p>0.438853</text:p>
          </table:table-cell>
          <table:table-cell office:value-type="float" office:value="0.434202">
            <text:p>0.434202</text:p>
          </table:table-cell>
          <table:table-cell table:number-columns-repeated="2"/>
          <table:table-cell office:value-type="float" office:value="1.4">
            <text:p>1.4</text:p>
          </table:table-cell>
          <table:table-cell office:value-type="float" office:value="0.412029">
            <text:p>0.412029</text:p>
          </table:table-cell>
          <table:table-cell office:value-type="float" office:value="0.368914">
            <text:p>0.368914</text:p>
          </table:table-cell>
          <table:table-cell table:number-columns-repeated="2"/>
          <table:table-cell office:value-type="float" office:value="1.4">
            <text:p>1.4</text:p>
          </table:table-cell>
          <table:table-cell office:value-type="float" office:value="0.370535">
            <text:p>0.370535</text:p>
          </table:table-cell>
          <table:table-cell office:value-type="float" office:value="0.324698">
            <text:p>0.324698</text:p>
          </table:table-cell>
        </table:table-row>
        <table:table-row table:style-name="ro1">
          <table:table-cell office:value-type="float" office:value="1.425">
            <text:p>1.425</text:p>
          </table:table-cell>
          <table:table-cell office:value-type="float" office:value="0.368957">
            <text:p>0.368957</text:p>
          </table:table-cell>
          <table:table-cell office:value-type="float" office:value="0.32848">
            <text:p>0.32848</text:p>
          </table:table-cell>
          <table:table-cell office:value-type="float" office:value="2.299623">
            <text:p>2.299623</text:p>
          </table:table-cell>
          <table:table-cell office:value-type="float" office:value="0.605393">
            <text:p>0.605393</text:p>
          </table:table-cell>
          <table:table-cell/>
          <table:table-cell office:value-type="float" office:value="1.425">
            <text:p>1.425</text:p>
          </table:table-cell>
          <table:table-cell office:value-type="float" office:value="0.448963">
            <text:p>0.448963</text:p>
          </table:table-cell>
          <table:table-cell office:value-type="float" office:value="0.442081">
            <text:p>0.442081</text:p>
          </table:table-cell>
          <table:table-cell table:number-columns-repeated="2"/>
          <table:table-cell office:value-type="float" office:value="1.425">
            <text:p>1.425</text:p>
          </table:table-cell>
          <table:table-cell office:value-type="float" office:value="0.418472">
            <text:p>0.418472</text:p>
          </table:table-cell>
          <table:table-cell office:value-type="float" office:value="0.375211">
            <text:p>0.375211</text:p>
          </table:table-cell>
          <table:table-cell table:number-columns-repeated="2"/>
          <table:table-cell office:value-type="float" office:value="1.425">
            <text:p>1.425</text:p>
          </table:table-cell>
          <table:table-cell office:value-type="float" office:value="0.376756">
            <text:p>0.376756</text:p>
          </table:table-cell>
          <table:table-cell office:value-type="float" office:value="0.329931">
            <text:p>0.329931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383639">
            <text:p>0.383639</text:p>
          </table:table-cell>
          <table:table-cell office:value-type="float" office:value="0.342467">
            <text:p>0.342467</text:p>
          </table:table-cell>
          <table:table-cell office:value-type="float" office:value="2.342957">
            <text:p>2.342957</text:p>
          </table:table-cell>
          <table:table-cell office:value-type="float" office:value="0.583428">
            <text:p>0.583428</text:p>
          </table:table-cell>
          <table:table-cell/>
          <table:table-cell office:value-type="float" office:value="1.45">
            <text:p>1.45</text:p>
          </table:table-cell>
          <table:table-cell office:value-type="float" office:value="0.458806">
            <text:p>0.458806</text:p>
          </table:table-cell>
          <table:table-cell office:value-type="float" office:value="0.449712">
            <text:p>0.449712</text:p>
          </table:table-cell>
          <table:table-cell table:number-columns-repeated="2"/>
          <table:table-cell office:value-type="float" office:value="1.45">
            <text:p>1.45</text:p>
          </table:table-cell>
          <table:table-cell office:value-type="float" office:value="0.424996">
            <text:p>0.424996</text:p>
          </table:table-cell>
          <table:table-cell office:value-type="float" office:value="0.381388">
            <text:p>0.381388</text:p>
          </table:table-cell>
          <table:table-cell table:number-columns-repeated="2"/>
          <table:table-cell office:value-type="float" office:value="1.45">
            <text:p>1.45</text:p>
          </table:table-cell>
          <table:table-cell office:value-type="float" office:value="0.383271">
            <text:p>0.383271</text:p>
          </table:table-cell>
          <table:table-cell office:value-type="float" office:value="0.335344">
            <text:p>0.335344</text:p>
          </table:table-cell>
        </table:table-row>
        <table:table-row table:style-name="ro1">
          <table:table-cell office:value-type="float" office:value="1.475">
            <text:p>1.475</text:p>
          </table:table-cell>
          <table:table-cell office:value-type="float" office:value="0.398656">
            <text:p>0.398656</text:p>
          </table:table-cell>
          <table:table-cell office:value-type="float" office:value="0.35687">
            <text:p>0.35687</text:p>
          </table:table-cell>
          <table:table-cell office:value-type="float" office:value="2.39723">
            <text:p>2.39723</text:p>
          </table:table-cell>
          <table:table-cell office:value-type="float" office:value="0.565754">
            <text:p>0.565754</text:p>
          </table:table-cell>
          <table:table-cell/>
          <table:table-cell office:value-type="float" office:value="1.475">
            <text:p>1.475</text:p>
          </table:table-cell>
          <table:table-cell office:value-type="float" office:value="0.468398">
            <text:p>0.468398</text:p>
          </table:table-cell>
          <table:table-cell office:value-type="float" office:value="0.457004">
            <text:p>0.457004</text:p>
          </table:table-cell>
          <table:table-cell table:number-columns-repeated="2"/>
          <table:table-cell office:value-type="float" office:value="1.475">
            <text:p>1.475</text:p>
          </table:table-cell>
          <table:table-cell office:value-type="float" office:value="0.431584">
            <text:p>0.431584</text:p>
          </table:table-cell>
          <table:table-cell office:value-type="float" office:value="0.387361">
            <text:p>0.387361</text:p>
          </table:table-cell>
          <table:table-cell table:number-columns-repeated="2"/>
          <table:table-cell office:value-type="float" office:value="1.475">
            <text:p>1.475</text:p>
          </table:table-cell>
          <table:table-cell office:value-type="float" office:value="0.389869">
            <text:p>0.389869</text:p>
          </table:table-cell>
          <table:table-cell office:value-type="float" office:value="0.340923">
            <text:p>0.34092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13917">
            <text:p>0.413917</text:p>
          </table:table-cell>
          <table:table-cell office:value-type="float" office:value="0.371383">
            <text:p>0.371383</text:p>
          </table:table-cell>
          <table:table-cell office:value-type="float" office:value="2.4461052">
            <text:p>2.4461052</text:p>
          </table:table-cell>
          <table:table-cell office:value-type="float" office:value="0.552455">
            <text:p>0.552455</text:p>
          </table:table-cell>
          <table:table-cell/>
          <table:table-cell office:value-type="float" office:value="1.5">
            <text:p>1.5</text:p>
          </table:table-cell>
          <table:table-cell office:value-type="float" office:value="0.478034">
            <text:p>0.478034</text:p>
          </table:table-cell>
          <table:table-cell office:value-type="float" office:value="0.464083">
            <text:p>0.464083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0.438306">
            <text:p>0.438306</text:p>
          </table:table-cell>
          <table:table-cell office:value-type="float" office:value="0.393318">
            <text:p>0.393318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0.396509">
            <text:p>0.396509</text:p>
          </table:table-cell>
          <table:table-cell office:value-type="float" office:value="0.346506">
            <text:p>0.346506</text:p>
          </table:table-cell>
        </table:table-row>
        <table:table-row table:style-name="ro1">
          <table:table-cell office:value-type="float" office:value="1.525">
            <text:p>1.525</text:p>
          </table:table-cell>
          <table:table-cell office:value-type="float" office:value="0.430018">
            <text:p>0.430018</text:p>
          </table:table-cell>
          <table:table-cell office:value-type="float" office:value="0.384743">
            <text:p>0.384743</text:p>
          </table:table-cell>
          <table:table-cell office:value-type="float" office:value="2.49502728">
            <text:p>2.49502728</text:p>
          </table:table-cell>
          <table:table-cell office:value-type="float" office:value="0.543504">
            <text:p>0.543504</text:p>
          </table:table-cell>
          <table:table-cell/>
          <table:table-cell office:value-type="float" office:value="1.525">
            <text:p>1.525</text:p>
          </table:table-cell>
          <table:table-cell office:value-type="float" office:value="0.487439">
            <text:p>0.487439</text:p>
          </table:table-cell>
          <table:table-cell office:value-type="float" office:value="0.471284">
            <text:p>0.471284</text:p>
          </table:table-cell>
          <table:table-cell table:number-columns-repeated="2"/>
          <table:table-cell office:value-type="float" office:value="1.525">
            <text:p>1.525</text:p>
          </table:table-cell>
          <table:table-cell office:value-type="float" office:value="0.445096">
            <text:p>0.445096</text:p>
          </table:table-cell>
          <table:table-cell office:value-type="float" office:value="0.399264">
            <text:p>0.399264</text:p>
          </table:table-cell>
          <table:table-cell table:number-columns-repeated="2"/>
          <table:table-cell office:value-type="float" office:value="1.525">
            <text:p>1.525</text:p>
          </table:table-cell>
          <table:table-cell office:value-type="float" office:value="0.403218">
            <text:p>0.403218</text:p>
          </table:table-cell>
          <table:table-cell office:value-type="float" office:value="0.352127">
            <text:p>0.352127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447466">
            <text:p>0.447466</text:p>
          </table:table-cell>
          <table:table-cell office:value-type="float" office:value="0.398286">
            <text:p>0.398286</text:p>
          </table:table-cell>
          <table:table-cell table:number-columns-repeated="3"/>
          <table:table-cell office:value-type="float" office:value="1.55">
            <text:p>1.55</text:p>
          </table:table-cell>
          <table:table-cell office:value-type="float" office:value="0.496559">
            <text:p>0.496559</text:p>
          </table:table-cell>
          <table:table-cell office:value-type="float" office:value="0.478553">
            <text:p>0.478553</text:p>
          </table:table-cell>
          <table:table-cell table:number-columns-repeated="2"/>
          <table:table-cell office:value-type="float" office:value="1.55">
            <text:p>1.55</text:p>
          </table:table-cell>
          <table:table-cell office:value-type="float" office:value="0.451844">
            <text:p>0.451844</text:p>
          </table:table-cell>
          <table:table-cell office:value-type="float" office:value="0.40513">
            <text:p>0.40513</text:p>
          </table:table-cell>
          <table:table-cell table:number-columns-repeated="2"/>
          <table:table-cell office:value-type="float" office:value="1.55">
            <text:p>1.55</text:p>
          </table:table-cell>
          <table:table-cell office:value-type="float" office:value="0.409898">
            <text:p>0.409898</text:p>
          </table:table-cell>
          <table:table-cell office:value-type="float" office:value="0.357983">
            <text:p>0.357983</text:p>
          </table:table-cell>
        </table:table-row>
        <table:table-row table:style-name="ro1">
          <table:table-cell office:value-type="float" office:value="1.575">
            <text:p>1.575</text:p>
          </table:table-cell>
          <table:table-cell office:value-type="float" office:value="0.464537">
            <text:p>0.464537</text:p>
          </table:table-cell>
          <table:table-cell office:value-type="float" office:value="0.413988">
            <text:p>0.413988</text:p>
          </table:table-cell>
          <table:table-cell table:number-columns-repeated="3"/>
          <table:table-cell office:value-type="float" office:value="1.575">
            <text:p>1.575</text:p>
          </table:table-cell>
          <table:table-cell office:value-type="float" office:value="0.505596">
            <text:p>0.505596</text:p>
          </table:table-cell>
          <table:table-cell office:value-type="float" office:value="0.485787">
            <text:p>0.485787</text:p>
          </table:table-cell>
          <table:table-cell table:number-columns-repeated="2"/>
          <table:table-cell office:value-type="float" office:value="1.575">
            <text:p>1.575</text:p>
          </table:table-cell>
          <table:table-cell office:value-type="float" office:value="0.458417">
            <text:p>0.458417</text:p>
          </table:table-cell>
          <table:table-cell office:value-type="float" office:value="0.411016">
            <text:p>0.411016</text:p>
          </table:table-cell>
          <table:table-cell table:number-columns-repeated="2"/>
          <table:table-cell office:value-type="float" office:value="1.575">
            <text:p>1.575</text:p>
          </table:table-cell>
          <table:table-cell office:value-type="float" office:value="0.416435">
            <text:p>0.416435</text:p>
          </table:table-cell>
          <table:table-cell office:value-type="float" office:value="0.364193">
            <text:p>0.364193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480664">
            <text:p>0.480664</text:p>
          </table:table-cell>
          <table:table-cell office:value-type="float" office:value="0.430844">
            <text:p>0.430844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514443">
            <text:p>0.514443</text:p>
          </table:table-cell>
          <table:table-cell office:value-type="float" office:value="0.492894">
            <text:p>0.492894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0.464811">
            <text:p>0.464811</text:p>
          </table:table-cell>
          <table:table-cell office:value-type="float" office:value="0.417138">
            <text:p>0.417138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0.422636">
            <text:p>0.422636</text:p>
          </table:table-cell>
          <table:table-cell office:value-type="float" office:value="0.370627">
            <text:p>0.370627</text:p>
          </table:table-cell>
        </table:table-row>
        <table:table-row table:style-name="ro1">
          <table:table-cell office:value-type="float" office:value="1.625">
            <text:p>1.625</text:p>
          </table:table-cell>
          <table:table-cell office:value-type="float" office:value="0.496514">
            <text:p>0.496514</text:p>
          </table:table-cell>
          <table:table-cell office:value-type="float" office:value="0.447769">
            <text:p>0.447769</text:p>
          </table:table-cell>
          <table:table-cell table:number-columns-repeated="3"/>
          <table:table-cell office:value-type="float" office:value="1.625">
            <text:p>1.625</text:p>
          </table:table-cell>
          <table:table-cell office:value-type="float" office:value="0.523088">
            <text:p>0.523088</text:p>
          </table:table-cell>
          <table:table-cell office:value-type="float" office:value="0.499923">
            <text:p>0.499923</text:p>
          </table:table-cell>
          <table:table-cell table:number-columns-repeated="2"/>
          <table:table-cell office:value-type="float" office:value="1.625">
            <text:p>1.625</text:p>
          </table:table-cell>
          <table:table-cell office:value-type="float" office:value="0.471186">
            <text:p>0.471186</text:p>
          </table:table-cell>
          <table:table-cell office:value-type="float" office:value="0.423633">
            <text:p>0.423633</text:p>
          </table:table-cell>
          <table:table-cell table:number-columns-repeated="2"/>
          <table:table-cell office:value-type="float" office:value="1.625">
            <text:p>1.625</text:p>
          </table:table-cell>
          <table:table-cell office:value-type="float" office:value="0.428502">
            <text:p>0.428502</text:p>
          </table:table-cell>
          <table:table-cell office:value-type="float" office:value="0.377209">
            <text:p>0.377209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513109">
            <text:p>0.513109</text:p>
          </table:table-cell>
          <table:table-cell office:value-type="float" office:value="0.465403">
            <text:p>0.465403</text:p>
          </table:table-cell>
          <table:table-cell table:number-columns-repeated="3"/>
          <table:table-cell office:value-type="float" office:value="1.65">
            <text:p>1.65</text:p>
          </table:table-cell>
          <table:table-cell office:value-type="float" office:value="0.531946">
            <text:p>0.531946</text:p>
          </table:table-cell>
          <table:table-cell office:value-type="float" office:value="0.506946">
            <text:p>0.506946</text:p>
          </table:table-cell>
          <table:table-cell table:number-columns-repeated="2"/>
          <table:table-cell office:value-type="float" office:value="1.65">
            <text:p>1.65</text:p>
          </table:table-cell>
          <table:table-cell office:value-type="float" office:value="0.477521">
            <text:p>0.477521</text:p>
          </table:table-cell>
          <table:table-cell office:value-type="float" office:value="0.430572">
            <text:p>0.430572</text:p>
          </table:table-cell>
          <table:table-cell table:number-columns-repeated="2"/>
          <table:table-cell office:value-type="float" office:value="1.65">
            <text:p>1.65</text:p>
          </table:table-cell>
          <table:table-cell office:value-type="float" office:value="0.434177">
            <text:p>0.434177</text:p>
          </table:table-cell>
          <table:table-cell office:value-type="float" office:value="0.383903">
            <text:p>0.383903</text:p>
          </table:table-cell>
        </table:table-row>
        <table:table-row table:style-name="ro1">
          <table:table-cell office:value-type="float" office:value="1.675">
            <text:p>1.675</text:p>
          </table:table-cell>
          <table:table-cell office:value-type="float" office:value="0.529426">
            <text:p>0.529426</text:p>
          </table:table-cell>
          <table:table-cell office:value-type="float" office:value="0.483048">
            <text:p>0.483048</text:p>
          </table:table-cell>
          <table:table-cell>
            <draw:frame table:end-cell-address="Sheet1.G85" table:end-x="0.522in" table:end-y="0.1378in" draw:z-index="0" draw:style-name="gr1" svg:width="3.1492in" svg:height="2.7555in" svg:x="0.0398in" svg:y="0.039in">
              <draw:object draw:notify-on-update-of-ranges="Sheet1.B3:Sheet1.B103 Sheet1.A3:Sheet1.A103 Sheet1.C3:Sheet1.C103 Sheet1.A3:Sheet1.A103 Sheet1.E3:Sheet1.E11 Sheet1.D3:Sheet1.D11 Sheet1.E16:Sheet1.E64 Sheet1.D16:Sheet1.D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office:value-type="float" office:value="1.675">
            <text:p>1.675</text:p>
          </table:table-cell>
          <table:table-cell office:value-type="float" office:value="0.541197">
            <text:p>0.541197</text:p>
          </table:table-cell>
          <table:table-cell office:value-type="float" office:value="0.513933">
            <text:p>0.513933</text:p>
          </table:table-cell>
          <table:table-cell table:number-columns-repeated="2"/>
          <table:table-cell office:value-type="float" office:value="1.675">
            <text:p>1.675</text:p>
          </table:table-cell>
          <table:table-cell office:value-type="float" office:value="0.483848">
            <text:p>0.483848</text:p>
          </table:table-cell>
          <table:table-cell office:value-type="float" office:value="0.43767">
            <text:p>0.43767</text:p>
          </table:table-cell>
          <table:table-cell table:number-columns-repeated="2"/>
          <table:table-cell office:value-type="float" office:value="1.675">
            <text:p>1.675</text:p>
          </table:table-cell>
          <table:table-cell office:value-type="float" office:value="0.439791">
            <text:p>0.439791</text:p>
          </table:table-cell>
          <table:table-cell office:value-type="float" office:value="0.390647">
            <text:p>0.390647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545316">
            <text:p>0.545316</text:p>
          </table:table-cell>
          <table:table-cell office:value-type="float" office:value="0.500309">
            <text:p>0.500309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0.550558">
            <text:p>0.550558</text:p>
          </table:table-cell>
          <table:table-cell office:value-type="float" office:value="0.520909">
            <text:p>0.520909</text:p>
          </table:table-cell>
          <table:table-cell table:number-columns-repeated="2"/>
          <table:table-cell office:value-type="float" office:value="1.7">
            <text:p>1.7</text:p>
          </table:table-cell>
          <table:table-cell office:value-type="float" office:value="0.490069">
            <text:p>0.490069</text:p>
          </table:table-cell>
          <table:table-cell office:value-type="float" office:value="0.444762">
            <text:p>0.444762</text:p>
          </table:table-cell>
          <table:table-cell table:number-columns-repeated="2"/>
          <table:table-cell office:value-type="float" office:value="1.7">
            <text:p>1.7</text:p>
          </table:table-cell>
          <table:table-cell office:value-type="float" office:value="0.445492">
            <text:p>0.445492</text:p>
          </table:table-cell>
          <table:table-cell office:value-type="float" office:value="0.397256">
            <text:p>0.397256</text:p>
          </table:table-cell>
        </table:table-row>
        <table:table-row table:style-name="ro1">
          <table:table-cell office:value-type="float" office:value="1.725">
            <text:p>1.725</text:p>
          </table:table-cell>
          <table:table-cell office:value-type="float" office:value="0.562339">
            <text:p>0.562339</text:p>
          </table:table-cell>
          <table:table-cell office:value-type="float" office:value="0.518349">
            <text:p>0.518349</text:p>
          </table:table-cell>
          <table:table-cell table:number-columns-repeated="3"/>
          <table:table-cell office:value-type="float" office:value="1.725">
            <text:p>1.725</text:p>
          </table:table-cell>
          <table:table-cell office:value-type="float" office:value="0.559747">
            <text:p>0.559747</text:p>
          </table:table-cell>
          <table:table-cell office:value-type="float" office:value="0.527839">
            <text:p>0.527839</text:p>
          </table:table-cell>
          <table:table-cell table:number-columns-repeated="2"/>
          <table:table-cell office:value-type="float" office:value="1.725">
            <text:p>1.725</text:p>
          </table:table-cell>
          <table:table-cell office:value-type="float" office:value="0.496225">
            <text:p>0.496225</text:p>
          </table:table-cell>
          <table:table-cell office:value-type="float" office:value="0.45196">
            <text:p>0.45196</text:p>
          </table:table-cell>
          <table:table-cell table:number-columns-repeated="2"/>
          <table:table-cell office:value-type="float" office:value="1.725">
            <text:p>1.725</text:p>
          </table:table-cell>
          <table:table-cell office:value-type="float" office:value="0.451396">
            <text:p>0.451396</text:p>
          </table:table-cell>
          <table:table-cell office:value-type="float" office:value="0.403621">
            <text:p>0.403621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580787">
            <text:p>0.580787</text:p>
          </table:table-cell>
          <table:table-cell office:value-type="float" office:value="0.536972">
            <text:p>0.536972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568963">
            <text:p>0.568963</text:p>
          </table:table-cell>
          <table:table-cell office:value-type="float" office:value="0.534714">
            <text:p>0.534714</text:p>
          </table:table-cell>
          <table:table-cell table:number-columns-repeated="2"/>
          <table:table-cell office:value-type="float" office:value="1.75">
            <text:p>1.75</text:p>
          </table:table-cell>
          <table:table-cell office:value-type="float" office:value="0.502443">
            <text:p>0.502443</text:p>
          </table:table-cell>
          <table:table-cell office:value-type="float" office:value="0.459372">
            <text:p>0.459372</text:p>
          </table:table-cell>
          <table:table-cell table:number-columns-repeated="2"/>
          <table:table-cell office:value-type="float" office:value="1.75">
            <text:p>1.75</text:p>
          </table:table-cell>
          <table:table-cell office:value-type="float" office:value="0.457603">
            <text:p>0.457603</text:p>
          </table:table-cell>
          <table:table-cell office:value-type="float" office:value="0.409796">
            <text:p>0.409796</text:p>
          </table:table-cell>
        </table:table-row>
        <table:table-row table:style-name="ro1">
          <table:table-cell office:value-type="float" office:value="1.775">
            <text:p>1.775</text:p>
          </table:table-cell>
          <table:table-cell office:value-type="float" office:value="0.599356">
            <text:p>0.599356</text:p>
          </table:table-cell>
          <table:table-cell office:value-type="float" office:value="0.554579">
            <text:p>0.554579</text:p>
          </table:table-cell>
          <table:table-cell table:number-columns-repeated="3"/>
          <table:table-cell office:value-type="float" office:value="1.775">
            <text:p>1.775</text:p>
          </table:table-cell>
          <table:table-cell office:value-type="float" office:value="0.578245">
            <text:p>0.578245</text:p>
          </table:table-cell>
          <table:table-cell office:value-type="float" office:value="0.541636">
            <text:p>0.541636</text:p>
          </table:table-cell>
          <table:table-cell table:number-columns-repeated="2"/>
          <table:table-cell office:value-type="float" office:value="1.775">
            <text:p>1.775</text:p>
          </table:table-cell>
          <table:table-cell office:value-type="float" office:value="0.508973">
            <text:p>0.508973</text:p>
          </table:table-cell>
          <table:table-cell office:value-type="float" office:value="0.466644">
            <text:p>0.466644</text:p>
          </table:table-cell>
          <table:table-cell table:number-columns-repeated="2"/>
          <table:table-cell office:value-type="float" office:value="1.775">
            <text:p>1.775</text:p>
          </table:table-cell>
          <table:table-cell office:value-type="float" office:value="0.463924">
            <text:p>0.463924</text:p>
          </table:table-cell>
          <table:table-cell office:value-type="float" office:value="0.415819">
            <text:p>0.415819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61749">
            <text:p>0.61749</text:p>
          </table:table-cell>
          <table:table-cell office:value-type="float" office:value="0.572706">
            <text:p>0.572706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587611">
            <text:p>0.587611</text:p>
          </table:table-cell>
          <table:table-cell office:value-type="float" office:value="0.548526">
            <text:p>0.548526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0.515957">
            <text:p>0.515957</text:p>
          </table:table-cell>
          <table:table-cell office:value-type="float" office:value="0.473389">
            <text:p>0.473389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0.470359">
            <text:p>0.470359</text:p>
          </table:table-cell>
          <table:table-cell office:value-type="float" office:value="0.421739">
            <text:p>0.421739</text:p>
          </table:table-cell>
        </table:table-row>
        <table:table-row table:style-name="ro1">
          <table:table-cell office:value-type="float" office:value="1.825">
            <text:p>1.825</text:p>
          </table:table-cell>
          <table:table-cell office:value-type="float" office:value="0.635689">
            <text:p>0.635689</text:p>
          </table:table-cell>
          <table:table-cell office:value-type="float" office:value="0.591613">
            <text:p>0.591613</text:p>
          </table:table-cell>
          <table:table-cell table:number-columns-repeated="3"/>
          <table:table-cell office:value-type="float" office:value="1.825">
            <text:p>1.825</text:p>
          </table:table-cell>
          <table:table-cell office:value-type="float" office:value="0.597248">
            <text:p>0.597248</text:p>
          </table:table-cell>
          <table:table-cell office:value-type="float" office:value="0.55556">
            <text:p>0.55556</text:p>
          </table:table-cell>
          <table:table-cell table:number-columns-repeated="2"/>
          <table:table-cell office:value-type="float" office:value="1.825">
            <text:p>1.825</text:p>
          </table:table-cell>
          <table:table-cell office:value-type="float" office:value="0.523253">
            <text:p>0.523253</text:p>
          </table:table-cell>
          <table:table-cell office:value-type="float" office:value="0.479708">
            <text:p>0.479708</text:p>
          </table:table-cell>
          <table:table-cell table:number-columns-repeated="2"/>
          <table:table-cell office:value-type="float" office:value="1.825">
            <text:p>1.825</text:p>
          </table:table-cell>
          <table:table-cell office:value-type="float" office:value="0.476934">
            <text:p>0.476934</text:p>
          </table:table-cell>
          <table:table-cell office:value-type="float" office:value="0.427565">
            <text:p>0.427565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653735">
            <text:p>0.653735</text:p>
          </table:table-cell>
          <table:table-cell office:value-type="float" office:value="0.61005">
            <text:p>0.61005</text:p>
          </table:table-cell>
          <table:table-cell table:number-columns-repeated="3"/>
          <table:table-cell office:value-type="float" office:value="1.85">
            <text:p>1.85</text:p>
          </table:table-cell>
          <table:table-cell office:value-type="float" office:value="0.606978">
            <text:p>0.606978</text:p>
          </table:table-cell>
          <table:table-cell office:value-type="float" office:value="0.562638">
            <text:p>0.562638</text:p>
          </table:table-cell>
          <table:table-cell table:number-columns-repeated="2"/>
          <table:table-cell office:value-type="float" office:value="1.85">
            <text:p>1.85</text:p>
          </table:table-cell>
          <table:table-cell office:value-type="float" office:value="0.530602">
            <text:p>0.530602</text:p>
          </table:table-cell>
          <table:table-cell office:value-type="float" office:value="0.485971">
            <text:p>0.485971</text:p>
          </table:table-cell>
          <table:table-cell table:number-columns-repeated="2"/>
          <table:table-cell office:value-type="float" office:value="1.85">
            <text:p>1.85</text:p>
          </table:table-cell>
          <table:table-cell office:value-type="float" office:value="0.483559">
            <text:p>0.483559</text:p>
          </table:table-cell>
          <table:table-cell office:value-type="float" office:value="0.433393">
            <text:p>0.433393</text:p>
          </table:table-cell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672045">
            <text:p>0.672045</text:p>
          </table:table-cell>
          <table:table-cell office:value-type="float" office:value="0.628594">
            <text:p>0.628594</text:p>
          </table:table-cell>
          <table:table-cell table:number-columns-repeated="3"/>
          <table:table-cell office:value-type="float" office:value="1.875">
            <text:p>1.875</text:p>
          </table:table-cell>
          <table:table-cell office:value-type="float" office:value="0.616457">
            <text:p>0.616457</text:p>
          </table:table-cell>
          <table:table-cell office:value-type="float" office:value="0.569388">
            <text:p>0.569388</text:p>
          </table:table-cell>
          <table:table-cell table:number-columns-repeated="2"/>
          <table:table-cell office:value-type="float" office:value="1.875">
            <text:p>1.875</text:p>
          </table:table-cell>
          <table:table-cell office:value-type="float" office:value="0.537794">
            <text:p>0.537794</text:p>
          </table:table-cell>
          <table:table-cell office:value-type="float" office:value="0.492134">
            <text:p>0.492134</text:p>
          </table:table-cell>
          <table:table-cell table:number-columns-repeated="2"/>
          <table:table-cell office:value-type="float" office:value="1.875">
            <text:p>1.875</text:p>
          </table:table-cell>
          <table:table-cell office:value-type="float" office:value="0.490102">
            <text:p>0.490102</text:p>
          </table:table-cell>
          <table:table-cell office:value-type="float" office:value="0.439251">
            <text:p>0.439251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690688">
            <text:p>0.690688</text:p>
          </table:table-cell>
          <table:table-cell office:value-type="float" office:value="0.647075">
            <text:p>0.647075</text:p>
          </table:table-cell>
          <table:table-cell table:number-columns-repeated="3"/>
          <table:table-cell office:value-type="float" office:value="1.9">
            <text:p>1.9</text:p>
          </table:table-cell>
          <table:table-cell office:value-type="float" office:value="0.625549">
            <text:p>0.625549</text:p>
          </table:table-cell>
          <table:table-cell office:value-type="float" office:value="0.575838">
            <text:p>0.575838</text:p>
          </table:table-cell>
          <table:table-cell table:number-columns-repeated="2"/>
          <table:table-cell office:value-type="float" office:value="1.9">
            <text:p>1.9</text:p>
          </table:table-cell>
          <table:table-cell office:value-type="float" office:value="0.544778">
            <text:p>0.544778</text:p>
          </table:table-cell>
          <table:table-cell office:value-type="float" office:value="0.498007">
            <text:p>0.498007</text:p>
          </table:table-cell>
          <table:table-cell table:number-columns-repeated="2"/>
          <table:table-cell office:value-type="float" office:value="1.9">
            <text:p>1.9</text:p>
          </table:table-cell>
          <table:table-cell office:value-type="float" office:value="0.496317">
            <text:p>0.496317</text:p>
          </table:table-cell>
          <table:table-cell office:value-type="float" office:value="0.445142">
            <text:p>0.445142</text:p>
          </table:table-cell>
        </table:table-row>
        <table:table-row table:style-name="ro1">
          <table:table-cell office:value-type="float" office:value="1.925">
            <text:p>1.925</text:p>
          </table:table-cell>
          <table:table-cell office:value-type="float" office:value="0.70917">
            <text:p>0.70917</text:p>
          </table:table-cell>
          <table:table-cell office:value-type="float" office:value="0.665499">
            <text:p>0.665499</text:p>
          </table:table-cell>
          <table:table-cell table:number-columns-repeated="3"/>
          <table:table-cell office:value-type="float" office:value="1.925">
            <text:p>1.925</text:p>
          </table:table-cell>
          <table:table-cell office:value-type="float" office:value="0.634381">
            <text:p>0.634381</text:p>
          </table:table-cell>
          <table:table-cell office:value-type="float" office:value="0.582139">
            <text:p>0.582139</text:p>
          </table:table-cell>
          <table:table-cell table:number-columns-repeated="2"/>
          <table:table-cell office:value-type="float" office:value="1.925">
            <text:p>1.925</text:p>
          </table:table-cell>
          <table:table-cell office:value-type="float" office:value="0.551581">
            <text:p>0.551581</text:p>
          </table:table-cell>
          <table:table-cell office:value-type="float" office:value="0.503633">
            <text:p>0.503633</text:p>
          </table:table-cell>
          <table:table-cell table:number-columns-repeated="2"/>
          <table:table-cell office:value-type="float" office:value="1.925">
            <text:p>1.925</text:p>
          </table:table-cell>
          <table:table-cell office:value-type="float" office:value="0.502111">
            <text:p>0.502111</text:p>
          </table:table-cell>
          <table:table-cell office:value-type="float" office:value="0.451002">
            <text:p>0.451002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727719">
            <text:p>0.727719</text:p>
          </table:table-cell>
          <table:table-cell office:value-type="float" office:value="0.684475">
            <text:p>0.684475</text:p>
          </table:table-cell>
          <table:table-cell table:number-columns-repeated="3"/>
          <table:table-cell office:value-type="float" office:value="1.95">
            <text:p>1.95</text:p>
          </table:table-cell>
          <table:table-cell office:value-type="float" office:value="0.643146">
            <text:p>0.643146</text:p>
          </table:table-cell>
          <table:table-cell office:value-type="float" office:value="0.587911">
            <text:p>0.587911</text:p>
          </table:table-cell>
          <table:table-cell table:number-columns-repeated="2"/>
          <table:table-cell office:value-type="float" office:value="1.95">
            <text:p>1.95</text:p>
          </table:table-cell>
          <table:table-cell office:value-type="float" office:value="0.558289">
            <text:p>0.558289</text:p>
          </table:table-cell>
          <table:table-cell office:value-type="float" office:value="0.509066">
            <text:p>0.509066</text:p>
          </table:table-cell>
          <table:table-cell table:number-columns-repeated="2"/>
          <table:table-cell office:value-type="float" office:value="1.95">
            <text:p>1.95</text:p>
          </table:table-cell>
          <table:table-cell office:value-type="float" office:value="0.507676">
            <text:p>0.507676</text:p>
          </table:table-cell>
          <table:table-cell office:value-type="float" office:value="0.456823">
            <text:p>0.456823</text:p>
          </table:table-cell>
        </table:table-row>
        <table:table-row table:style-name="ro1">
          <table:table-cell office:value-type="float" office:value="1.975">
            <text:p>1.975</text:p>
          </table:table-cell>
          <table:table-cell office:value-type="float" office:value="0.74606">
            <text:p>0.74606</text:p>
          </table:table-cell>
          <table:table-cell office:value-type="float" office:value="0.704004">
            <text:p>0.704004</text:p>
          </table:table-cell>
          <table:table-cell table:number-columns-repeated="3"/>
          <table:table-cell office:value-type="float" office:value="1.975">
            <text:p>1.975</text:p>
          </table:table-cell>
          <table:table-cell office:value-type="float" office:value="0.651703">
            <text:p>0.651703</text:p>
          </table:table-cell>
          <table:table-cell office:value-type="float" office:value="0.59316">
            <text:p>0.59316</text:p>
          </table:table-cell>
          <table:table-cell table:number-columns-repeated="2"/>
          <table:table-cell office:value-type="float" office:value="1.975">
            <text:p>1.975</text:p>
          </table:table-cell>
          <table:table-cell office:value-type="float" office:value="0.564978">
            <text:p>0.564978</text:p>
          </table:table-cell>
          <table:table-cell office:value-type="float" office:value="0.514197">
            <text:p>0.514197</text:p>
          </table:table-cell>
          <table:table-cell table:number-columns-repeated="2"/>
          <table:table-cell office:value-type="float" office:value="1.975">
            <text:p>1.975</text:p>
          </table:table-cell>
          <table:table-cell office:value-type="float" office:value="0.513067">
            <text:p>0.513067</text:p>
          </table:table-cell>
          <table:table-cell office:value-type="float" office:value="0.462627">
            <text:p>0.4626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4708">
            <text:p>0.764708</text:p>
          </table:table-cell>
          <table:table-cell office:value-type="float" office:value="0.723387">
            <text:p>0.72338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659813">
            <text:p>0.659813</text:p>
          </table:table-cell>
          <table:table-cell office:value-type="float" office:value="0.598319">
            <text:p>0.59831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71647">
            <text:p>0.571647</text:p>
          </table:table-cell>
          <table:table-cell office:value-type="float" office:value="0.519025">
            <text:p>0.51902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18289">
            <text:p>0.518289</text:p>
          </table:table-cell>
          <table:table-cell office:value-type="float" office:value="0.46835">
            <text:p>0.46835</text:p>
          </table:table-cell>
        </table:table-row>
        <table:table-row table:style-name="ro1">
          <table:table-cell office:value-type="float" office:value="2.025">
            <text:p>2.025</text:p>
          </table:table-cell>
          <table:table-cell office:value-type="float" office:value="0.782778">
            <text:p>0.782778</text:p>
          </table:table-cell>
          <table:table-cell office:value-type="float" office:value="0.74209">
            <text:p>0.74209</text:p>
          </table:table-cell>
          <table:table-cell table:number-columns-repeated="3"/>
          <table:table-cell office:value-type="float" office:value="2.025">
            <text:p>2.025</text:p>
          </table:table-cell>
          <table:table-cell office:value-type="float" office:value="0.667406">
            <text:p>0.667406</text:p>
          </table:table-cell>
          <table:table-cell office:value-type="float" office:value="0.603529">
            <text:p>0.603529</text:p>
          </table:table-cell>
          <table:table-cell table:number-columns-repeated="2"/>
          <table:table-cell office:value-type="float" office:value="2.025">
            <text:p>2.025</text:p>
          </table:table-cell>
          <table:table-cell office:value-type="float" office:value="0.57822">
            <text:p>0.57822</text:p>
          </table:table-cell>
          <table:table-cell office:value-type="float" office:value="0.523775">
            <text:p>0.523775</text:p>
          </table:table-cell>
          <table:table-cell table:number-columns-repeated="2"/>
          <table:table-cell office:value-type="float" office:value="2.025">
            <text:p>2.025</text:p>
          </table:table-cell>
          <table:table-cell office:value-type="float" office:value="0.523375">
            <text:p>0.523375</text:p>
          </table:table-cell>
          <table:table-cell office:value-type="float" office:value="0.474032">
            <text:p>0.474032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79999">
            <text:p>0.79999</text:p>
          </table:table-cell>
          <table:table-cell office:value-type="float" office:value="0.760807">
            <text:p>0.760807</text:p>
          </table:table-cell>
          <table:table-cell table:number-columns-repeated="3"/>
          <table:table-cell office:value-type="float" office:value="2.05">
            <text:p>2.05</text:p>
          </table:table-cell>
          <table:table-cell office:value-type="float" office:value="0.674413">
            <text:p>0.674413</text:p>
          </table:table-cell>
          <table:table-cell office:value-type="float" office:value="0.608635">
            <text:p>0.608635</text:p>
          </table:table-cell>
          <table:table-cell table:number-columns-repeated="2"/>
          <table:table-cell office:value-type="float" office:value="2.05">
            <text:p>2.05</text:p>
          </table:table-cell>
          <table:table-cell office:value-type="float" office:value="0.584613">
            <text:p>0.584613</text:p>
          </table:table-cell>
          <table:table-cell office:value-type="float" office:value="0.528596">
            <text:p>0.528596</text:p>
          </table:table-cell>
          <table:table-cell table:number-columns-repeated="2"/>
          <table:table-cell office:value-type="float" office:value="2.05">
            <text:p>2.05</text:p>
          </table:table-cell>
          <table:table-cell office:value-type="float" office:value="0.528538">
            <text:p>0.528538</text:p>
          </table:table-cell>
          <table:table-cell office:value-type="float" office:value="0.479742">
            <text:p>0.479742</text:p>
          </table:table-cell>
        </table:table-row>
        <table:table-row table:style-name="ro1">
          <table:table-cell office:value-type="float" office:value="2.075">
            <text:p>2.075</text:p>
          </table:table-cell>
          <table:table-cell office:value-type="float" office:value="0.816597">
            <text:p>0.816597</text:p>
          </table:table-cell>
          <table:table-cell office:value-type="float" office:value="0.778858">
            <text:p>0.778858</text:p>
          </table:table-cell>
          <table:table-cell table:number-columns-repeated="3"/>
          <table:table-cell office:value-type="float" office:value="2.075">
            <text:p>2.075</text:p>
          </table:table-cell>
          <table:table-cell office:value-type="float" office:value="0.680841">
            <text:p>0.680841</text:p>
          </table:table-cell>
          <table:table-cell office:value-type="float" office:value="0.613797">
            <text:p>0.613797</text:p>
          </table:table-cell>
          <table:table-cell table:number-columns-repeated="2"/>
          <table:table-cell office:value-type="float" office:value="2.075">
            <text:p>2.075</text:p>
          </table:table-cell>
          <table:table-cell office:value-type="float" office:value="0.590816">
            <text:p>0.590816</text:p>
          </table:table-cell>
          <table:table-cell office:value-type="float" office:value="0.533378">
            <text:p>0.533378</text:p>
          </table:table-cell>
          <table:table-cell table:number-columns-repeated="2"/>
          <table:table-cell office:value-type="float" office:value="2.075">
            <text:p>2.075</text:p>
          </table:table-cell>
          <table:table-cell office:value-type="float" office:value="0.533768">
            <text:p>0.533768</text:p>
          </table:table-cell>
          <table:table-cell office:value-type="float" office:value="0.485194">
            <text:p>0.485194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832396">
            <text:p>0.832396</text:p>
          </table:table-cell>
          <table:table-cell office:value-type="float" office:value="0.79592">
            <text:p>0.79592</text:p>
          </table:table-cell>
          <table:table-cell table:number-columns-repeated="3"/>
          <table:table-cell office:value-type="float" office:value="2.1">
            <text:p>2.1</text:p>
          </table:table-cell>
          <table:table-cell office:value-type="float" office:value="0.68697">
            <text:p>0.68697</text:p>
          </table:table-cell>
          <table:table-cell office:value-type="float" office:value="0.619054">
            <text:p>0.619054</text:p>
          </table:table-cell>
          <table:table-cell table:number-columns-repeated="2"/>
          <table:table-cell office:value-type="float" office:value="2.1">
            <text:p>2.1</text:p>
          </table:table-cell>
          <table:table-cell office:value-type="float" office:value="0.596909">
            <text:p>0.596909</text:p>
          </table:table-cell>
          <table:table-cell office:value-type="float" office:value="0.537722">
            <text:p>0.537722</text:p>
          </table:table-cell>
          <table:table-cell table:number-columns-repeated="2"/>
          <table:table-cell office:value-type="float" office:value="2.1">
            <text:p>2.1</text:p>
          </table:table-cell>
          <table:table-cell office:value-type="float" office:value="0.538908">
            <text:p>0.538908</text:p>
          </table:table-cell>
          <table:table-cell office:value-type="float" office:value="0.490096">
            <text:p>0.490096</text:p>
          </table:table-cell>
        </table:table-row>
        <table:table-row table:style-name="ro1">
          <table:table-cell office:value-type="float" office:value="2.125">
            <text:p>2.125</text:p>
          </table:table-cell>
          <table:table-cell office:value-type="float" office:value="0.846788">
            <text:p>0.846788</text:p>
          </table:table-cell>
          <table:table-cell office:value-type="float" office:value="0.812628">
            <text:p>0.812628</text:p>
          </table:table-cell>
          <table:table-cell table:number-columns-repeated="3"/>
          <table:table-cell office:value-type="float" office:value="2.125">
            <text:p>2.125</text:p>
          </table:table-cell>
          <table:table-cell office:value-type="float" office:value="0.692576">
            <text:p>0.692576</text:p>
          </table:table-cell>
          <table:table-cell office:value-type="float" office:value="0.623984">
            <text:p>0.623984</text:p>
          </table:table-cell>
          <table:table-cell table:number-columns-repeated="2"/>
          <table:table-cell office:value-type="float" office:value="2.125">
            <text:p>2.125</text:p>
          </table:table-cell>
          <table:table-cell office:value-type="float" office:value="0.602847">
            <text:p>0.602847</text:p>
          </table:table-cell>
          <table:table-cell office:value-type="float" office:value="0.541631">
            <text:p>0.541631</text:p>
          </table:table-cell>
          <table:table-cell table:number-columns-repeated="2"/>
          <table:table-cell office:value-type="float" office:value="2.125">
            <text:p>2.125</text:p>
          </table:table-cell>
          <table:table-cell office:value-type="float" office:value="0.543816">
            <text:p>0.543816</text:p>
          </table:table-cell>
          <table:table-cell office:value-type="float" office:value="0.494505">
            <text:p>0.494505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860326">
            <text:p>0.860326</text:p>
          </table:table-cell>
          <table:table-cell office:value-type="float" office:value="0.829846">
            <text:p>0.829846</text:p>
          </table:table-cell>
          <table:table-cell table:number-columns-repeated="3"/>
          <table:table-cell office:value-type="float" office:value="2.15">
            <text:p>2.15</text:p>
          </table:table-cell>
          <table:table-cell office:value-type="float" office:value="0.697278">
            <text:p>0.697278</text:p>
          </table:table-cell>
          <table:table-cell office:value-type="float" office:value="0.628271">
            <text:p>0.628271</text:p>
          </table:table-cell>
          <table:table-cell table:number-columns-repeated="2"/>
          <table:table-cell office:value-type="float" office:value="2.15">
            <text:p>2.15</text:p>
          </table:table-cell>
          <table:table-cell office:value-type="float" office:value="0.608468">
            <text:p>0.608468</text:p>
          </table:table-cell>
          <table:table-cell office:value-type="float" office:value="0.545395">
            <text:p>0.545395</text:p>
          </table:table-cell>
          <table:table-cell table:number-columns-repeated="2"/>
          <table:table-cell office:value-type="float" office:value="2.15">
            <text:p>2.15</text:p>
          </table:table-cell>
          <table:table-cell office:value-type="float" office:value="0.548554">
            <text:p>0.548554</text:p>
          </table:table-cell>
          <table:table-cell office:value-type="float" office:value="0.498692">
            <text:p>0.498692</text:p>
          </table:table-cell>
        </table:table-row>
        <table:table-row table:style-name="ro1">
          <table:table-cell office:value-type="float" office:value="2.175">
            <text:p>2.175</text:p>
          </table:table-cell>
          <table:table-cell office:value-type="float" office:value="0.873508">
            <text:p>0.873508</text:p>
          </table:table-cell>
          <table:table-cell office:value-type="float" office:value="0.847041">
            <text:p>0.847041</text:p>
          </table:table-cell>
          <table:table-cell table:number-columns-repeated="3"/>
          <table:table-cell office:value-type="float" office:value="2.175">
            <text:p>2.175</text:p>
          </table:table-cell>
          <table:table-cell office:value-type="float" office:value="0.701209">
            <text:p>0.701209</text:p>
          </table:table-cell>
          <table:table-cell office:value-type="float" office:value="0.631952">
            <text:p>0.631952</text:p>
          </table:table-cell>
          <table:table-cell table:number-columns-repeated="2"/>
          <table:table-cell office:value-type="float" office:value="2.175">
            <text:p>2.175</text:p>
          </table:table-cell>
          <table:table-cell office:value-type="float" office:value="0.613809">
            <text:p>0.613809</text:p>
          </table:table-cell>
          <table:table-cell office:value-type="float" office:value="0.549115">
            <text:p>0.549115</text:p>
          </table:table-cell>
          <table:table-cell table:number-columns-repeated="2"/>
          <table:table-cell office:value-type="float" office:value="2.175">
            <text:p>2.175</text:p>
          </table:table-cell>
          <table:table-cell office:value-type="float" office:value="0.55318">
            <text:p>0.55318</text:p>
          </table:table-cell>
          <table:table-cell office:value-type="float" office:value="0.502718">
            <text:p>0.502718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886284">
            <text:p>0.886284</text:p>
          </table:table-cell>
          <table:table-cell office:value-type="float" office:value="0.863862">
            <text:p>0.863862</text:p>
          </table:table-cell>
          <table:table-cell table:number-columns-repeated="3"/>
          <table:table-cell office:value-type="float" office:value="2.2">
            <text:p>2.2</text:p>
          </table:table-cell>
          <table:table-cell office:value-type="float" office:value="0.704756">
            <text:p>0.704756</text:p>
          </table:table-cell>
          <table:table-cell office:value-type="float" office:value="0.63519">
            <text:p>0.63519</text:p>
          </table:table-cell>
          <table:table-cell table:number-columns-repeated="2"/>
          <table:table-cell office:value-type="float" office:value="2.2">
            <text:p>2.2</text:p>
          </table:table-cell>
          <table:table-cell office:value-type="float" office:value="0.618949">
            <text:p>0.618949</text:p>
          </table:table-cell>
          <table:table-cell office:value-type="float" office:value="0.552728">
            <text:p>0.552728</text:p>
          </table:table-cell>
          <table:table-cell table:number-columns-repeated="2"/>
          <table:table-cell office:value-type="float" office:value="2.2">
            <text:p>2.2</text:p>
          </table:table-cell>
          <table:table-cell office:value-type="float" office:value="0.557706">
            <text:p>0.557706</text:p>
          </table:table-cell>
          <table:table-cell office:value-type="float" office:value="0.506394">
            <text:p>0.506394</text:p>
          </table:table-cell>
        </table:table-row>
        <table:table-row table:style-name="ro1">
          <table:table-cell office:value-type="float" office:value="2.225">
            <text:p>2.225</text:p>
          </table:table-cell>
          <table:table-cell office:value-type="float" office:value="0.899134">
            <text:p>0.899134</text:p>
          </table:table-cell>
          <table:table-cell office:value-type="float" office:value="0.880998">
            <text:p>0.880998</text:p>
          </table:table-cell>
          <table:table-cell table:number-columns-repeated="3"/>
          <table:table-cell office:value-type="float" office:value="2.225">
            <text:p>2.225</text:p>
          </table:table-cell>
          <table:table-cell office:value-type="float" office:value="0.708251">
            <text:p>0.708251</text:p>
          </table:table-cell>
          <table:table-cell office:value-type="float" office:value="0.638338">
            <text:p>0.638338</text:p>
          </table:table-cell>
          <table:table-cell table:number-columns-repeated="2"/>
          <table:table-cell office:value-type="float" office:value="2.225">
            <text:p>2.225</text:p>
          </table:table-cell>
          <table:table-cell office:value-type="float" office:value="0.623848">
            <text:p>0.623848</text:p>
          </table:table-cell>
          <table:table-cell office:value-type="float" office:value="0.556003">
            <text:p>0.556003</text:p>
          </table:table-cell>
          <table:table-cell table:number-columns-repeated="2"/>
          <table:table-cell office:value-type="float" office:value="2.225">
            <text:p>2.225</text:p>
          </table:table-cell>
          <table:table-cell office:value-type="float" office:value="0.562176">
            <text:p>0.562176</text:p>
          </table:table-cell>
          <table:table-cell office:value-type="float" office:value="0.509468">
            <text:p>0.509468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91218">
            <text:p>0.91218</text:p>
          </table:table-cell>
          <table:table-cell office:value-type="float" office:value="0.89806">
            <text:p>0.89806</text:p>
          </table:table-cell>
          <table:table-cell table:number-columns-repeated="3"/>
          <table:table-cell office:value-type="float" office:value="2.25">
            <text:p>2.25</text:p>
          </table:table-cell>
          <table:table-cell office:value-type="float" office:value="0.712055">
            <text:p>0.712055</text:p>
          </table:table-cell>
          <table:table-cell office:value-type="float" office:value="0.641461">
            <text:p>0.641461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float" office:value="0.628512">
            <text:p>0.628512</text:p>
          </table:table-cell>
          <table:table-cell office:value-type="float" office:value="0.559005">
            <text:p>0.559005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float" office:value="0.566556">
            <text:p>0.566556</text:p>
          </table:table-cell>
          <table:table-cell office:value-type="float" office:value="0.512059">
            <text:p>0.512059</text:p>
          </table:table-cell>
        </table:table-row>
        <table:table-row table:style-name="ro1">
          <table:table-cell office:value-type="float" office:value="2.275">
            <text:p>2.275</text:p>
          </table:table-cell>
          <table:table-cell office:value-type="float" office:value="0.925165">
            <text:p>0.925165</text:p>
          </table:table-cell>
          <table:table-cell office:value-type="float" office:value="0.913794">
            <text:p>0.913794</text:p>
          </table:table-cell>
          <table:table-cell table:number-columns-repeated="3"/>
          <table:table-cell office:value-type="float" office:value="2.275">
            <text:p>2.275</text:p>
          </table:table-cell>
          <table:table-cell office:value-type="float" office:value="0.716178">
            <text:p>0.716178</text:p>
          </table:table-cell>
          <table:table-cell office:value-type="float" office:value="0.644222">
            <text:p>0.644222</text:p>
          </table:table-cell>
          <table:table-cell table:number-columns-repeated="2"/>
          <table:table-cell office:value-type="float" office:value="2.275">
            <text:p>2.275</text:p>
          </table:table-cell>
          <table:table-cell office:value-type="float" office:value="0.632811">
            <text:p>0.632811</text:p>
          </table:table-cell>
          <table:table-cell office:value-type="float" office:value="0.561857">
            <text:p>0.561857</text:p>
          </table:table-cell>
          <table:table-cell table:number-columns-repeated="2"/>
          <table:table-cell office:value-type="float" office:value="2.275">
            <text:p>2.275</text:p>
          </table:table-cell>
          <table:table-cell office:value-type="float" office:value="0.570767">
            <text:p>0.570767</text:p>
          </table:table-cell>
          <table:table-cell office:value-type="float" office:value="0.514286">
            <text:p>0.514286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937932">
            <text:p>0.937932</text:p>
          </table:table-cell>
          <table:table-cell office:value-type="float" office:value="0.928058">
            <text:p>0.928058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0.720312">
            <text:p>0.720312</text:p>
          </table:table-cell>
          <table:table-cell office:value-type="float" office:value="0.64657">
            <text:p>0.64657</text:p>
          </table:table-cell>
          <table:table-cell table:number-columns-repeated="2"/>
          <table:table-cell office:value-type="float" office:value="2.3">
            <text:p>2.3</text:p>
          </table:table-cell>
          <table:table-cell office:value-type="float" office:value="0.636708">
            <text:p>0.636708</text:p>
          </table:table-cell>
          <table:table-cell office:value-type="float" office:value="0.564619">
            <text:p>0.564619</text:p>
          </table:table-cell>
          <table:table-cell table:number-columns-repeated="2"/>
          <table:table-cell office:value-type="float" office:value="2.3">
            <text:p>2.3</text:p>
          </table:table-cell>
          <table:table-cell office:value-type="float" office:value="0.574778">
            <text:p>0.574778</text:p>
          </table:table-cell>
          <table:table-cell office:value-type="float" office:value="0.516288">
            <text:p>0.516288</text:p>
          </table:table-cell>
        </table:table-row>
        <table:table-row table:style-name="ro1">
          <table:table-cell office:value-type="float" office:value="2.325">
            <text:p>2.325</text:p>
          </table:table-cell>
          <table:table-cell office:value-type="float" office:value="0.950251">
            <text:p>0.950251</text:p>
          </table:table-cell>
          <table:table-cell office:value-type="float" office:value="0.941522">
            <text:p>0.941522</text:p>
          </table:table-cell>
          <table:table-cell table:number-columns-repeated="3"/>
          <table:table-cell office:value-type="float" office:value="2.325">
            <text:p>2.325</text:p>
          </table:table-cell>
          <table:table-cell office:value-type="float" office:value="0.724074">
            <text:p>0.724074</text:p>
          </table:table-cell>
          <table:table-cell office:value-type="float" office:value="0.648556">
            <text:p>0.648556</text:p>
          </table:table-cell>
          <table:table-cell table:number-columns-repeated="2"/>
          <table:table-cell office:value-type="float" office:value="2.325">
            <text:p>2.325</text:p>
          </table:table-cell>
          <table:table-cell office:value-type="float" office:value="0.640115">
            <text:p>0.640115</text:p>
          </table:table-cell>
          <table:table-cell office:value-type="float" office:value="0.567105">
            <text:p>0.567105</text:p>
          </table:table-cell>
          <table:table-cell table:number-columns-repeated="2"/>
          <table:table-cell office:value-type="float" office:value="2.325">
            <text:p>2.325</text:p>
          </table:table-cell>
          <table:table-cell office:value-type="float" office:value="0.578497">
            <text:p>0.578497</text:p>
          </table:table-cell>
          <table:table-cell office:value-type="float" office:value="0.518151">
            <text:p>0.518151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961463">
            <text:p>0.961463</text:p>
          </table:table-cell>
          <table:table-cell office:value-type="float" office:value="0.954013">
            <text:p>0.954013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0.727219">
            <text:p>0.727219</text:p>
          </table:table-cell>
          <table:table-cell office:value-type="float" office:value="0.650103">
            <text:p>0.650103</text:p>
          </table:table-cell>
          <table:table-cell table:number-columns-repeated="2"/>
          <table:table-cell office:value-type="float" office:value="2.35">
            <text:p>2.35</text:p>
          </table:table-cell>
          <table:table-cell office:value-type="float" office:value="0.643282">
            <text:p>0.643282</text:p>
          </table:table-cell>
          <table:table-cell office:value-type="float" office:value="0.569127">
            <text:p>0.569127</text:p>
          </table:table-cell>
          <table:table-cell table:number-columns-repeated="2"/>
          <table:table-cell office:value-type="float" office:value="2.35">
            <text:p>2.35</text:p>
          </table:table-cell>
          <table:table-cell office:value-type="float" office:value="0.581865">
            <text:p>0.581865</text:p>
          </table:table-cell>
          <table:table-cell office:value-type="float" office:value="0.519787">
            <text:p>0.519787</text:p>
          </table:table-cell>
        </table:table-row>
        <table:table-row table:style-name="ro1">
          <table:table-cell office:value-type="float" office:value="2.375">
            <text:p>2.375</text:p>
          </table:table-cell>
          <table:table-cell office:value-type="float" office:value="0.970902">
            <text:p>0.970902</text:p>
          </table:table-cell>
          <table:table-cell office:value-type="float" office:value="0.964706">
            <text:p>0.964706</text:p>
          </table:table-cell>
          <table:table-cell table:number-columns-repeated="3"/>
          <table:table-cell office:value-type="float" office:value="2.375">
            <text:p>2.375</text:p>
          </table:table-cell>
          <table:table-cell office:value-type="float" office:value="0.729895">
            <text:p>0.729895</text:p>
          </table:table-cell>
          <table:table-cell office:value-type="float" office:value="0.651236">
            <text:p>0.651236</text:p>
          </table:table-cell>
          <table:table-cell table:number-columns-repeated="2"/>
          <table:table-cell office:value-type="float" office:value="2.375">
            <text:p>2.375</text:p>
          </table:table-cell>
          <table:table-cell office:value-type="float" office:value="0.646375">
            <text:p>0.646375</text:p>
          </table:table-cell>
          <table:table-cell office:value-type="float" office:value="0.570821">
            <text:p>0.570821</text:p>
          </table:table-cell>
          <table:table-cell table:number-columns-repeated="2"/>
          <table:table-cell office:value-type="float" office:value="2.375">
            <text:p>2.375</text:p>
          </table:table-cell>
          <table:table-cell office:value-type="float" office:value="0.584891">
            <text:p>0.584891</text:p>
          </table:table-cell>
          <table:table-cell office:value-type="float" office:value="0.521055">
            <text:p>0.521055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977869">
            <text:p>0.977869</text:p>
          </table:table-cell>
          <table:table-cell office:value-type="float" office:value="0.973282">
            <text:p>0.973282</text:p>
          </table:table-cell>
          <table:table-cell table:number-columns-repeated="3"/>
          <table:table-cell office:value-type="float" office:value="2.4">
            <text:p>2.4</text:p>
          </table:table-cell>
          <table:table-cell office:value-type="float" office:value="0.7323">
            <text:p>0.7323</text:p>
          </table:table-cell>
          <table:table-cell office:value-type="float" office:value="0.651988">
            <text:p>0.651988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float" office:value="0.649196">
            <text:p>0.649196</text:p>
          </table:table-cell>
          <table:table-cell office:value-type="float" office:value="0.572315">
            <text:p>0.572315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float" office:value="0.587559">
            <text:p>0.587559</text:p>
          </table:table-cell>
          <table:table-cell office:value-type="float" office:value="0.521867">
            <text:p>0.521867</text:p>
          </table:table-cell>
        </table:table-row>
        <table:table-row table:style-name="ro1">
          <table:table-cell office:value-type="float" office:value="2.425">
            <text:p>2.425</text:p>
          </table:table-cell>
          <table:table-cell office:value-type="float" office:value="0.98233">
            <text:p>0.98233</text:p>
          </table:table-cell>
          <table:table-cell office:value-type="float" office:value="0.980103">
            <text:p>0.980103</text:p>
          </table:table-cell>
          <table:table-cell table:number-columns-repeated="3"/>
          <table:table-cell office:value-type="float" office:value="2.425">
            <text:p>2.425</text:p>
          </table:table-cell>
          <table:table-cell office:value-type="float" office:value="0.734524">
            <text:p>0.734524</text:p>
          </table:table-cell>
          <table:table-cell office:value-type="float" office:value="0.65257">
            <text:p>0.65257</text:p>
          </table:table-cell>
          <table:table-cell table:number-columns-repeated="2"/>
          <table:table-cell office:value-type="float" office:value="2.425">
            <text:p>2.425</text:p>
          </table:table-cell>
          <table:table-cell office:value-type="float" office:value="0.651475">
            <text:p>0.651475</text:p>
          </table:table-cell>
          <table:table-cell office:value-type="float" office:value="0.573493">
            <text:p>0.573493</text:p>
          </table:table-cell>
          <table:table-cell table:number-columns-repeated="2"/>
          <table:table-cell office:value-type="float" office:value="2.425">
            <text:p>2.425</text:p>
          </table:table-cell>
          <table:table-cell office:value-type="float" office:value="0.589729">
            <text:p>0.589729</text:p>
          </table:table-cell>
          <table:table-cell office:value-type="float" office:value="0.522259">
            <text:p>0.522259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985172">
            <text:p>0.985172</text:p>
          </table:table-cell>
          <table:table-cell office:value-type="float" office:value="0.985131">
            <text:p>0.985131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0.736574">
            <text:p>0.736574</text:p>
          </table:table-cell>
          <table:table-cell office:value-type="float" office:value="0.652978">
            <text:p>0.652978</text:p>
          </table:table-cell>
          <table:table-cell table:number-columns-repeated="2"/>
          <table:table-cell office:value-type="float" office:value="2.45">
            <text:p>2.45</text:p>
          </table:table-cell>
          <table:table-cell office:value-type="float" office:value="0.653259">
            <text:p>0.653259</text:p>
          </table:table-cell>
          <table:table-cell office:value-type="float" office:value="0.574142">
            <text:p>0.574142</text:p>
          </table:table-cell>
          <table:table-cell table:number-columns-repeated="2"/>
          <table:table-cell office:value-type="float" office:value="2.45">
            <text:p>2.45</text:p>
          </table:table-cell>
          <table:table-cell office:value-type="float" office:value="0.591458">
            <text:p>0.591458</text:p>
          </table:table-cell>
          <table:table-cell office:value-type="float" office:value="0.522272">
            <text:p>0.522272</text:p>
          </table:table-cell>
        </table:table-row>
        <table:table-row table:style-name="ro1">
          <table:table-cell office:value-type="float" office:value="2.475">
            <text:p>2.475</text:p>
          </table:table-cell>
          <table:table-cell office:value-type="float" office:value="0.987083">
            <text:p>0.987083</text:p>
          </table:table-cell>
          <table:table-cell office:value-type="float" office:value="0.988732">
            <text:p>0.988732</text:p>
          </table:table-cell>
          <table:table-cell table:number-columns-repeated="3"/>
          <table:table-cell office:value-type="float" office:value="2.475">
            <text:p>2.475</text:p>
          </table:table-cell>
          <table:table-cell office:value-type="float" office:value="0.738284">
            <text:p>0.738284</text:p>
          </table:table-cell>
          <table:table-cell office:value-type="float" office:value="0.653255">
            <text:p>0.653255</text:p>
          </table:table-cell>
          <table:table-cell table:number-columns-repeated="2"/>
          <table:table-cell office:value-type="float" office:value="2.475">
            <text:p>2.475</text:p>
          </table:table-cell>
          <table:table-cell office:value-type="float" office:value="0.654644">
            <text:p>0.654644</text:p>
          </table:table-cell>
          <table:table-cell office:value-type="float" office:value="0.574408">
            <text:p>0.574408</text:p>
          </table:table-cell>
          <table:table-cell table:number-columns-repeated="2"/>
          <table:table-cell office:value-type="float" office:value="2.475">
            <text:p>2.475</text:p>
          </table:table-cell>
          <table:table-cell office:value-type="float" office:value="0.592856">
            <text:p>0.592856</text:p>
          </table:table-cell>
          <table:table-cell office:value-type="float" office:value="0.52203">
            <text:p>0.5220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987937">
            <text:p>0.987937</text:p>
          </table:table-cell>
          <table:table-cell office:value-type="float" office:value="0.990602">
            <text:p>0.990602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739551">
            <text:p>0.739551</text:p>
          </table:table-cell>
          <table:table-cell office:value-type="float" office:value="0.653491">
            <text:p>0.653491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0.65574">
            <text:p>0.65574</text:p>
          </table:table-cell>
          <table:table-cell office:value-type="float" office:value="0.574401">
            <text:p>0.574401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0.593993">
            <text:p>0.593993</text:p>
          </table:table-cell>
          <table:table-cell office:value-type="float" office:value="0.521688">
            <text:p>0.52168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5/10/2013</text:date>, <text:time>02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5-09T23:35:40</meta:creation-date>
    <dc:date>2013-05-10T02:14:14</dc:date>
    <dc:creator>Yusuke Koda</dc:creator>
    <meta:editing-duration>PT02H38M34S</meta:editing-duration>
    <meta:editing-cycles>13</meta:editing-cycles>
    <meta:generator>OpenOffice.org/3.2$Unix OpenOffice.org_project/320m12$Build-9483</meta:generator>
    <meta:document-statistic meta:table-count="3" meta:cell-count="13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column-mapping="1" chart:style-name="ch1">
        <chart:legend chart:legend-position="end" svg:x="5.921cm" svg:y="2.656cm" chart:style-name="ch2"/>
        <chart:plot-area chart:style-name="ch3" table:cell-range-address="Sheet1.A3:Sheet1.B103 Sheet1.D3:Sheet1.D11 Sheet1.D16:Sheet1.D64" svg:x="0.16cm" svg:y="0.14cm" svg:width="5.60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103" chart:class="chart:scatter">
            <chart:domain table:cell-range-address="Sheet1.B3:Sheet1.B103"/>
            <chart:data-point chart:repeated="101"/>
          </chart:series>
          <chart:series chart:style-name="ch7" chart:values-cell-range-address="Sheet1.A3:Sheet1.A103" chart:class="chart:scatter">
            <chart:domain table:cell-range-address="Sheet1.C3:Sheet1.C103"/>
            <chart:data-point chart:repeated="101"/>
          </chart:series>
          <chart:series chart:style-name="ch8" chart:values-cell-range-address="Sheet1.D3:Sheet1.D11" chart:class="chart:scatter">
            <chart:domain table:cell-range-address="Sheet1.E3:Sheet1.E11"/>
            <chart:data-point chart:repeated="9"/>
          </chart:series>
          <chart:series chart:style-name="ch9" chart:values-cell-range-address="Sheet1.D16:Sheet1.D64" chart:class="chart:scatter">
            <chart:domain table:cell-range-address="Sheet1.E16:Sheet1.E64"/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3:Sheet1.B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">
                <text:p text:id="Sheet1.C3:Sheet1.C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.121249">
                <text:p text:id="Sheet1.E3:Sheet1.E11">0.121249</text:p>
              </table:table-cell>
              <table:table-cell office:value-type="float" office:value="0.0939100000000002">
                <text:p text:id="Sheet1.D3:Sheet1.D11">0.0939100000000002</text:p>
              </table:table-cell>
              <table:table-cell office:value-type="float" office:value="0.108604">
                <text:p text:id="Sheet1.E16:Sheet1.E64">0.108604</text:p>
              </table:table-cell>
              <table:table-cell office:value-type="float" office:value="0.0175200000000002">
                <text:p text:id="Sheet1.D16:Sheet1.D64">0.0175200000000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11461">
                <text:p>0.00211461</text:p>
              </table:table-cell>
              <table:table-cell office:value-type="float" office:value="0.025">
                <text:p>0.025</text:p>
              </table:table-cell>
              <table:table-cell office:value-type="float" office:value="0.00177712">
                <text:p>0.00177712</text:p>
              </table:table-cell>
              <table:table-cell office:value-type="float" office:value="0.025">
                <text:p>0.025</text:p>
              </table:table-cell>
              <table:table-cell office:value-type="float" office:value="0.128353">
                <text:p>0.128353</text:p>
              </table:table-cell>
              <table:table-cell office:value-type="float" office:value="0.399">
                <text:p>0.399</text:p>
              </table:table-cell>
              <table:table-cell office:value-type="float" office:value="0.152023">
                <text:p>0.152023</text:p>
              </table:table-cell>
              <table:table-cell office:value-type="float" office:value="0.0288900000000001">
                <text:p>0.02889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1112">
                <text:p>0.0071112</text:p>
              </table:table-cell>
              <table:table-cell office:value-type="float" office:value="0.05">
                <text:p>0.05</text:p>
              </table:table-cell>
              <table:table-cell office:value-type="float" office:value="0.00782434">
                <text:p>0.00782434</text:p>
              </table:table-cell>
              <table:table-cell office:value-type="float" office:value="0.05">
                <text:p>0.05</text:p>
              </table:table-cell>
              <table:table-cell office:value-type="float" office:value="0.139833">
                <text:p>0.139833</text:p>
              </table:table-cell>
              <table:table-cell office:value-type="float" office:value="0.69869">
                <text:p>0.69869</text:p>
              </table:table-cell>
              <table:table-cell office:value-type="float" office:value="0.191066">
                <text:p>0.191066</text:p>
              </table:table-cell>
              <table:table-cell office:value-type="float" office:value="0.0456500000000002">
                <text:p>0.04565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871">
                <text:p>0.0125871</text:p>
              </table:table-cell>
              <table:table-cell office:value-type="float" office:value="0.075">
                <text:p>0.075</text:p>
              </table:table-cell>
              <table:table-cell office:value-type="float" office:value="0.0141081">
                <text:p>0.0141081</text:p>
              </table:table-cell>
              <table:table-cell office:value-type="float" office:value="0.075">
                <text:p>0.075</text:p>
              </table:table-cell>
              <table:table-cell office:value-type="float" office:value="0.181689">
                <text:p>0.181689</text:p>
              </table:table-cell>
              <table:table-cell office:value-type="float" office:value="1.0096">
                <text:p>1.0096</text:p>
              </table:table-cell>
              <table:table-cell office:value-type="float" office:value="0.186349">
                <text:p>0.186349</text:p>
              </table:table-cell>
              <table:table-cell office:value-type="float" office:value="0.11641">
                <text:p>0.11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9632">
                <text:p>0.0179632</text:p>
              </table:table-cell>
              <table:table-cell office:value-type="float" office:value="0.1">
                <text:p>0.1</text:p>
              </table:table-cell>
              <table:table-cell office:value-type="float" office:value="0.0199501">
                <text:p>0.0199501</text:p>
              </table:table-cell>
              <table:table-cell office:value-type="float" office:value="0.1">
                <text:p>0.1</text:p>
              </table:table-cell>
              <table:table-cell office:value-type="float" office:value="0.271454">
                <text:p>0.271454</text:p>
              </table:table-cell>
              <table:table-cell office:value-type="float" office:value="1.3047">
                <text:p>1.3047</text:p>
              </table:table-cell>
              <table:table-cell office:value-type="float" office:value="0.168703">
                <text:p>0.168703</text:p>
              </table:table-cell>
              <table:table-cell office:value-type="float" office:value="0.16524">
                <text:p>0.16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8209">
                <text:p>0.0248209</text:p>
              </table:table-cell>
              <table:table-cell office:value-type="float" office:value="0.125">
                <text:p>0.125</text:p>
              </table:table-cell>
              <table:table-cell office:value-type="float" office:value="0.0277968">
                <text:p>0.0277968</text:p>
              </table:table-cell>
              <table:table-cell office:value-type="float" office:value="0.125">
                <text:p>0.125</text:p>
              </table:table-cell>
              <table:table-cell office:value-type="float" office:value="0.443794">
                <text:p>0.443794</text:p>
              </table:table-cell>
              <table:table-cell office:value-type="float" office:value="1.606142">
                <text:p>1.606142</text:p>
              </table:table-cell>
              <table:table-cell office:value-type="float" office:value="0.159752">
                <text:p>0.159752</text:p>
              </table:table-cell>
              <table:table-cell office:value-type="float" office:value="0.21416">
                <text:p>0.21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8104">
                <text:p>0.0328104</text:p>
              </table:table-cell>
              <table:table-cell office:value-type="float" office:value="0.15">
                <text:p>0.15</text:p>
              </table:table-cell>
              <table:table-cell office:value-type="float" office:value="0.0367614">
                <text:p>0.0367614</text:p>
              </table:table-cell>
              <table:table-cell office:value-type="float" office:value="0.15">
                <text:p>0.15</text:p>
              </table:table-cell>
              <table:table-cell office:value-type="float" office:value="0.577035">
                <text:p>0.577035</text:p>
              </table:table-cell>
              <table:table-cell office:value-type="float" office:value="1.901711">
                <text:p>1.901711</text:p>
              </table:table-cell>
              <table:table-cell office:value-type="float" office:value="0.159326">
                <text:p>0.159326</text:p>
              </table:table-cell>
              <table:table-cell office:value-type="float" office:value="0.29585">
                <text:p>0.29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5262">
                <text:p>0.0405262</text:p>
              </table:table-cell>
              <table:table-cell office:value-type="float" office:value="0.175">
                <text:p>0.175</text:p>
              </table:table-cell>
              <table:table-cell office:value-type="float" office:value="0.0451074">
                <text:p>0.0451074</text:p>
              </table:table-cell>
              <table:table-cell office:value-type="float" office:value="0.175">
                <text:p>0.175</text:p>
              </table:table-cell>
              <table:table-cell office:value-type="float" office:value="0.562372">
                <text:p>0.562372</text:p>
              </table:table-cell>
              <table:table-cell office:value-type="float" office:value="2.212008">
                <text:p>2.212008</text:p>
              </table:table-cell>
              <table:table-cell office:value-type="float" office:value="0.159013">
                <text:p>0.159013</text:p>
              </table:table-cell>
              <table:table-cell office:value-type="float" office:value="0.35576">
                <text:p>0.35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70408">
                <text:p>0.0470408</text:p>
              </table:table-cell>
              <table:table-cell office:value-type="float" office:value="0.2">
                <text:p>0.2</text:p>
              </table:table-cell>
              <table:table-cell office:value-type="float" office:value="0.0519895">
                <text:p>0.0519895</text:p>
              </table:table-cell>
              <table:table-cell office:value-type="float" office:value="0.2">
                <text:p>0.2</text:p>
              </table:table-cell>
              <table:table-cell office:value-type="float" office:value="0.408644">
                <text:p>0.408644</text:p>
              </table:table-cell>
              <table:table-cell office:value-type="float" office:value="2.5">
                <text:p>2.5</text:p>
              </table:table-cell>
              <table:table-cell office:value-type="float" office:value="0.167368">
                <text:p>0.167368</text:p>
              </table:table-cell>
              <table:table-cell office:value-type="float" office:value="0.42121">
                <text:p>0.42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22016">
                <text:p>0.0522016</text:p>
              </table:table-cell>
              <table:table-cell office:value-type="float" office:value="0.225">
                <text:p>0.225</text:p>
              </table:table-cell>
              <table:table-cell office:value-type="float" office:value="0.0575369">
                <text:p>0.0575369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71431">
                <text:p>0.171431</text:p>
              </table:table-cell>
              <table:table-cell office:value-type="float" office:value="0.47572">
                <text:p>0.47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2433">
                <text:p>0.0562433</text:p>
              </table:table-cell>
              <table:table-cell office:value-type="float" office:value="0.25">
                <text:p>0.25</text:p>
              </table:table-cell>
              <table:table-cell office:value-type="float" office:value="0.0619677">
                <text:p>0.0619677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79842">
                <text:p>0.179842</text:p>
              </table:table-cell>
              <table:table-cell office:value-type="float" office:value="0.53028">
                <text:p>0.53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4194">
                <text:p>0.0594194</text:p>
              </table:table-cell>
              <table:table-cell office:value-type="float" office:value="0.275">
                <text:p>0.275</text:p>
              </table:table-cell>
              <table:table-cell office:value-type="float" office:value="0.0654529">
                <text:p>0.0654529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83905">
                <text:p>0.183905</text:p>
              </table:table-cell>
              <table:table-cell office:value-type="float" office:value="0.58479">
                <text:p>0.58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0824">
                <text:p>0.0620824</text:p>
              </table:table-cell>
              <table:table-cell office:value-type="float" office:value="0.3">
                <text:p>0.3</text:p>
              </table:table-cell>
              <table:table-cell office:value-type="float" office:value="0.0681563">
                <text:p>0.0681563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87969">
                <text:p>0.187969</text:p>
              </table:table-cell>
              <table:table-cell office:value-type="float" office:value="0.6393">
                <text:p>0.6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44748">
                <text:p>0.0644748</text:p>
              </table:table-cell>
              <table:table-cell office:value-type="float" office:value="0.325">
                <text:p>0.325</text:p>
              </table:table-cell>
              <table:table-cell office:value-type="float" office:value="0.0703675">
                <text:p>0.0703675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9638">
                <text:p>0.19638</text:p>
              </table:table-cell>
              <table:table-cell office:value-type="float" office:value="0.69386">
                <text:p>0.69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66873">
                <text:p>0.0666873</text:p>
              </table:table-cell>
              <table:table-cell office:value-type="float" office:value="0.35">
                <text:p>0.35</text:p>
              </table:table-cell>
              <table:table-cell office:value-type="float" office:value="0.072188">
                <text:p>0.072188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04819">
                <text:p>0.204819</text:p>
              </table:table-cell>
              <table:table-cell office:value-type="float" office:value="0.74297">
                <text:p>0.74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88313">
                <text:p>0.0688313</text:p>
              </table:table-cell>
              <table:table-cell office:value-type="float" office:value="0.375">
                <text:p>0.375</text:p>
              </table:table-cell>
              <table:table-cell office:value-type="float" office:value="0.073697">
                <text:p>0.073697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1323">
                <text:p>0.21323</text:p>
              </table:table-cell>
              <table:table-cell office:value-type="float" office:value="0.79753">
                <text:p>0.79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10813">
                <text:p>0.0710813</text:p>
              </table:table-cell>
              <table:table-cell office:value-type="float" office:value="0.4">
                <text:p>0.4</text:p>
              </table:table-cell>
              <table:table-cell office:value-type="float" office:value="0.0751284">
                <text:p>0.075128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21641">
                <text:p>0.221641</text:p>
              </table:table-cell>
              <table:table-cell office:value-type="float" office:value="0.85209">
                <text:p>0.852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34126">
                <text:p>0.0734126</text:p>
              </table:table-cell>
              <table:table-cell office:value-type="float" office:value="0.425">
                <text:p>0.425</text:p>
              </table:table-cell>
              <table:table-cell office:value-type="float" office:value="0.0766556">
                <text:p>0.0766556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30052">
                <text:p>0.230052</text:p>
              </table:table-cell>
              <table:table-cell office:value-type="float" office:value="0.90665">
                <text:p>0.90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7188">
                <text:p>0.0757188</text:p>
              </table:table-cell>
              <table:table-cell office:value-type="float" office:value="0.45">
                <text:p>0.45</text:p>
              </table:table-cell>
              <table:table-cell office:value-type="float" office:value="0.0781635">
                <text:p>0.0781635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42839">
                <text:p>0.242839</text:p>
              </table:table-cell>
              <table:table-cell office:value-type="float" office:value="0.9558">
                <text:p>0.9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81434">
                <text:p>0.0781434</text:p>
              </table:table-cell>
              <table:table-cell office:value-type="float" office:value="0.475">
                <text:p>0.475</text:p>
              </table:table-cell>
              <table:table-cell office:value-type="float" office:value="0.0797522">
                <text:p>0.0797522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55598">
                <text:p>0.255598</text:p>
              </table:table-cell>
              <table:table-cell office:value-type="float" office:value="1.01041">
                <text:p>1.01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07997">
                <text:p>0.0807997</text:p>
              </table:table-cell>
              <table:table-cell office:value-type="float" office:value="0.5">
                <text:p>0.5</text:p>
              </table:table-cell>
              <table:table-cell office:value-type="float" office:value="0.0816514">
                <text:p>0.0816514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8385">
                <text:p>0.268385</text:p>
              </table:table-cell>
              <table:table-cell office:value-type="float" office:value="1.05957">
                <text:p>1.05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36927">
                <text:p>0.0836927</text:p>
              </table:table-cell>
              <table:table-cell office:value-type="float" office:value="0.525">
                <text:p>0.525</text:p>
              </table:table-cell>
              <table:table-cell office:value-type="float" office:value="0.0838323">
                <text:p>0.0838323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143">
                <text:p>0.281143</text:p>
              </table:table-cell>
              <table:table-cell office:value-type="float" office:value="1.11417">
                <text:p>1.11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8209">
                <text:p>0.0868209</text:p>
              </table:table-cell>
              <table:table-cell office:value-type="float" office:value="0.55">
                <text:p>0.55</text:p>
              </table:table-cell>
              <table:table-cell office:value-type="float" office:value="0.0861788">
                <text:p>0.0861788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8278">
                <text:p>0.298278</text:p>
              </table:table-cell>
              <table:table-cell office:value-type="float" office:value="1.16338">
                <text:p>1.16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01839">
                <text:p>0.0901839</text:p>
              </table:table-cell>
              <table:table-cell office:value-type="float" office:value="0.575">
                <text:p>0.575</text:p>
              </table:table-cell>
              <table:table-cell office:value-type="float" office:value="0.0888815">
                <text:p>0.0888815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5413">
                <text:p>0.315413</text:p>
              </table:table-cell>
              <table:table-cell office:value-type="float" office:value="1.21259">
                <text:p>1.212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6287">
                <text:p>0.0936287</text:p>
              </table:table-cell>
              <table:table-cell office:value-type="float" office:value="0.6">
                <text:p>0.6</text:p>
              </table:table-cell>
              <table:table-cell office:value-type="float" office:value="0.0918433">
                <text:p>0.0918433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2547">
                <text:p>0.332547</text:p>
              </table:table-cell>
              <table:table-cell office:value-type="float" office:value="1.26179">
                <text:p>1.261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7171">
                <text:p>0.097171</text:p>
              </table:table-cell>
              <table:table-cell office:value-type="float" office:value="0.625">
                <text:p>0.625</text:p>
              </table:table-cell>
              <table:table-cell office:value-type="float" office:value="0.094855">
                <text:p>0.094855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4029">
                <text:p>0.354029</text:p>
              </table:table-cell>
              <table:table-cell office:value-type="float" office:value="1.31105">
                <text:p>1.31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0938">
                <text:p>0.100938</text:p>
              </table:table-cell>
              <table:table-cell office:value-type="float" office:value="0.65">
                <text:p>0.65</text:p>
              </table:table-cell>
              <table:table-cell office:value-type="float" office:value="0.0981882">
                <text:p>0.0981882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1164">
                <text:p>0.371164</text:p>
              </table:table-cell>
              <table:table-cell office:value-type="float" office:value="1.36025">
                <text:p>1.36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4834">
                <text:p>0.104834</text:p>
              </table:table-cell>
              <table:table-cell office:value-type="float" office:value="0.675">
                <text:p>0.675</text:p>
              </table:table-cell>
              <table:table-cell office:value-type="float" office:value="0.101878">
                <text:p>0.101878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8298">
                <text:p>0.388298</text:p>
              </table:table-cell>
              <table:table-cell office:value-type="float" office:value="1.40946">
                <text:p>1.40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8717">
                <text:p>0.108717</text:p>
              </table:table-cell>
              <table:table-cell office:value-type="float" office:value="0.7">
                <text:p>0.7</text:p>
              </table:table-cell>
              <table:table-cell office:value-type="float" office:value="0.105492">
                <text:p>0.105492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9781">
                <text:p>0.409781</text:p>
              </table:table-cell>
              <table:table-cell office:value-type="float" office:value="1.45871">
                <text:p>1.458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2853">
                <text:p>0.112853</text:p>
              </table:table-cell>
              <table:table-cell office:value-type="float" office:value="0.725">
                <text:p>0.725</text:p>
              </table:table-cell>
              <table:table-cell office:value-type="float" office:value="0.109133">
                <text:p>0.109133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6915">
                <text:p>0.426915</text:p>
              </table:table-cell>
              <table:table-cell office:value-type="float" office:value="1.507918">
                <text:p>1.507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711">
                <text:p>0.11711</text:p>
              </table:table-cell>
              <table:table-cell office:value-type="float" office:value="0.75">
                <text:p>0.75</text:p>
              </table:table-cell>
              <table:table-cell office:value-type="float" office:value="0.11308">
                <text:p>0.11308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2518">
                <text:p>0.452518</text:p>
              </table:table-cell>
              <table:table-cell office:value-type="float" office:value="1.60079">
                <text:p>1.60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1492">
                <text:p>0.121492</text:p>
              </table:table-cell>
              <table:table-cell office:value-type="float" office:value="0.775">
                <text:p>0.775</text:p>
              </table:table-cell>
              <table:table-cell office:value-type="float" office:value="0.117307">
                <text:p>0.117307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2809">
                <text:p>0.482809</text:p>
              </table:table-cell>
              <table:table-cell office:value-type="float" office:value="1.628353">
                <text:p>1.628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6221">
                <text:p>0.126221</text:p>
              </table:table-cell>
              <table:table-cell office:value-type="float" office:value="0.8">
                <text:p>0.8</text:p>
              </table:table-cell>
              <table:table-cell office:value-type="float" office:value="0.121693">
                <text:p>0.121693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4291">
                <text:p>0.504291</text:p>
              </table:table-cell>
              <table:table-cell office:value-type="float" office:value="1.677607">
                <text:p>1.677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0992">
                <text:p>0.130992</text:p>
              </table:table-cell>
              <table:table-cell office:value-type="float" office:value="0.825">
                <text:p>0.825</text:p>
              </table:table-cell>
              <table:table-cell office:value-type="float" office:value="0.126146">
                <text:p>0.126146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0149">
                <text:p>0.530149</text:p>
              </table:table-cell>
              <table:table-cell office:value-type="float" office:value="1.721461">
                <text:p>1.721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5807">
                <text:p>0.135807</text:p>
              </table:table-cell>
              <table:table-cell office:value-type="float" office:value="0.85">
                <text:p>0.85</text:p>
              </table:table-cell>
              <table:table-cell office:value-type="float" office:value="0.130728">
                <text:p>0.130728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1631">
                <text:p>0.551631</text:p>
              </table:table-cell>
              <table:table-cell office:value-type="float" office:value="1.770715">
                <text:p>1.770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1048">
                <text:p>0.141048</text:p>
              </table:table-cell>
              <table:table-cell office:value-type="float" office:value="0.875">
                <text:p>0.875</text:p>
              </table:table-cell>
              <table:table-cell office:value-type="float" office:value="0.135699">
                <text:p>0.135699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3142">
                <text:p>0.573142</text:p>
              </table:table-cell>
              <table:table-cell office:value-type="float" office:value="1.814522">
                <text:p>1.814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63">
                <text:p>0.14663</text:p>
              </table:table-cell>
              <table:table-cell office:value-type="float" office:value="0.9">
                <text:p>0.9</text:p>
              </table:table-cell>
              <table:table-cell office:value-type="float" office:value="0.140973">
                <text:p>0.140973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8801">
                <text:p>0.598801</text:p>
              </table:table-cell>
              <table:table-cell office:value-type="float" office:value="1.896501">
                <text:p>1.896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2373">
                <text:p>0.152373</text:p>
              </table:table-cell>
              <table:table-cell office:value-type="float" office:value="0.925">
                <text:p>0.925</text:p>
              </table:table-cell>
              <table:table-cell office:value-type="float" office:value="0.146523">
                <text:p>0.146523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4801">
                <text:p>0.624801</text:p>
              </table:table-cell>
              <table:table-cell office:value-type="float" office:value="1.913124">
                <text:p>1.9131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99">
                <text:p>0.158399</text:p>
              </table:table-cell>
              <table:table-cell office:value-type="float" office:value="0.95">
                <text:p>0.95</text:p>
              </table:table-cell>
              <table:table-cell office:value-type="float" office:value="0.152217">
                <text:p>0.152217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6283">
                <text:p>0.646283</text:p>
              </table:table-cell>
              <table:table-cell office:value-type="float" office:value="1.962378">
                <text:p>1.962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4921">
                <text:p>0.164921</text:p>
              </table:table-cell>
              <table:table-cell office:value-type="float" office:value="0.975">
                <text:p>0.975</text:p>
              </table:table-cell>
              <table:table-cell office:value-type="float" office:value="0.15801">
                <text:p>0.15801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3418">
                <text:p>0.663418</text:p>
              </table:table-cell>
              <table:table-cell office:value-type="float" office:value="2.011584">
                <text:p>2.0115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2066">
                <text:p>0.172066</text:p>
              </table:table-cell>
              <table:table-cell office:value-type="float" office:value="1">
                <text:p>1</text:p>
              </table:table-cell>
              <table:table-cell office:value-type="float" office:value="0.164324">
                <text:p>0.164324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1715">
                <text:p>0.671715</text:p>
              </table:table-cell>
              <table:table-cell office:value-type="float" office:value="2.087927">
                <text:p>2.087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9363">
                <text:p>0.179363</text:p>
              </table:table-cell>
              <table:table-cell office:value-type="float" office:value="1.025">
                <text:p>1.025</text:p>
              </table:table-cell>
              <table:table-cell office:value-type="float" office:value="0.171387">
                <text:p>0.171387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836">
                <text:p>0.65836</text:p>
              </table:table-cell>
              <table:table-cell office:value-type="float" office:value="2.147695">
                <text:p>2.147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6982">
                <text:p>0.186982</text:p>
              </table:table-cell>
              <table:table-cell office:value-type="float" office:value="1.05">
                <text:p>1.05</text:p>
              </table:table-cell>
              <table:table-cell office:value-type="float" office:value="0.179047">
                <text:p>0.179047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5033">
                <text:p>0.645033</text:p>
              </table:table-cell>
              <table:table-cell office:value-type="float" office:value="2.202016">
                <text:p>2.2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5715">
                <text:p>0.195715</text:p>
              </table:table-cell>
              <table:table-cell office:value-type="float" office:value="1.075">
                <text:p>1.075</text:p>
              </table:table-cell>
              <table:table-cell office:value-type="float" office:value="0.187449">
                <text:p>0.187449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3039">
                <text:p>0.623039</text:p>
              </table:table-cell>
              <table:table-cell office:value-type="float" office:value="2.250796">
                <text:p>2.250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4959">
                <text:p>0.204959</text:p>
              </table:table-cell>
              <table:table-cell office:value-type="float" office:value="1.1">
                <text:p>1.1</text:p>
              </table:table-cell>
              <table:table-cell office:value-type="float" office:value="0.196367">
                <text:p>0.196367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5393">
                <text:p>0.605393</text:p>
              </table:table-cell>
              <table:table-cell office:value-type="float" office:value="2.299623">
                <text:p>2.299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3707">
                <text:p>0.213707</text:p>
              </table:table-cell>
              <table:table-cell office:value-type="float" office:value="1.125">
                <text:p>1.125</text:p>
              </table:table-cell>
              <table:table-cell office:value-type="float" office:value="0.205434">
                <text:p>0.205434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3428">
                <text:p>0.583428</text:p>
              </table:table-cell>
              <table:table-cell office:value-type="float" office:value="2.342957">
                <text:p>2.342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2252">
                <text:p>0.222252</text:p>
              </table:table-cell>
              <table:table-cell office:value-type="float" office:value="1.15">
                <text:p>1.15</text:p>
              </table:table-cell>
              <table:table-cell office:value-type="float" office:value="0.214613">
                <text:p>0.214613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5754">
                <text:p>0.565754</text:p>
              </table:table-cell>
              <table:table-cell office:value-type="float" office:value="2.39723">
                <text:p>2.39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1358">
                <text:p>0.231358</text:p>
              </table:table-cell>
              <table:table-cell office:value-type="float" office:value="1.175">
                <text:p>1.175</text:p>
              </table:table-cell>
              <table:table-cell office:value-type="float" office:value="0.223754">
                <text:p>0.223754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2455">
                <text:p>0.552455</text:p>
              </table:table-cell>
              <table:table-cell office:value-type="float" office:value="2.4461052">
                <text:p>2.4461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173">
                <text:p>0.24173</text:p>
              </table:table-cell>
              <table:table-cell office:value-type="float" office:value="1.2">
                <text:p>1.2</text:p>
              </table:table-cell>
              <table:table-cell office:value-type="float" office:value="0.23259">
                <text:p>0.23259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3504">
                <text:p>0.543504</text:p>
              </table:table-cell>
              <table:table-cell office:value-type="float" office:value="2.49502728">
                <text:p>2.49502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2939">
                <text:p>0.252939</text:p>
              </table:table-cell>
              <table:table-cell office:value-type="float" office:value="1.225">
                <text:p>1.225</text:p>
              </table:table-cell>
              <table:table-cell office:value-type="float" office:value="0.242411">
                <text:p>0.242411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65013">
                <text:p>0.265013</text:p>
              </table:table-cell>
              <table:table-cell office:value-type="float" office:value="1.25">
                <text:p>1.25</text:p>
              </table:table-cell>
              <table:table-cell office:value-type="float" office:value="0.252578">
                <text:p>0.252578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8038">
                <text:p>0.278038</text:p>
              </table:table-cell>
              <table:table-cell office:value-type="float" office:value="1.275">
                <text:p>1.275</text:p>
              </table:table-cell>
              <table:table-cell office:value-type="float" office:value="0.261551">
                <text:p>0.261551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1684">
                <text:p>0.291684</text:p>
              </table:table-cell>
              <table:table-cell office:value-type="float" office:value="1.3">
                <text:p>1.3</text:p>
              </table:table-cell>
              <table:table-cell office:value-type="float" office:value="0.27078">
                <text:p>0.27078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6365">
                <text:p>0.306365</text:p>
              </table:table-cell>
              <table:table-cell office:value-type="float" office:value="1.325">
                <text:p>1.325</text:p>
              </table:table-cell>
              <table:table-cell office:value-type="float" office:value="0.28152">
                <text:p>0.28152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105">
                <text:p>0.32105</text:p>
              </table:table-cell>
              <table:table-cell office:value-type="float" office:value="1.35">
                <text:p>1.35</text:p>
              </table:table-cell>
              <table:table-cell office:value-type="float" office:value="0.291811">
                <text:p>0.291811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6338">
                <text:p>0.336338</text:p>
              </table:table-cell>
              <table:table-cell office:value-type="float" office:value="1.375">
                <text:p>1.375</text:p>
              </table:table-cell>
              <table:table-cell office:value-type="float" office:value="0.302465">
                <text:p>0.302465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3058">
                <text:p>0.353058</text:p>
              </table:table-cell>
              <table:table-cell office:value-type="float" office:value="1.4">
                <text:p>1.4</text:p>
              </table:table-cell>
              <table:table-cell office:value-type="float" office:value="0.315058">
                <text:p>0.315058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8957">
                <text:p>0.368957</text:p>
              </table:table-cell>
              <table:table-cell office:value-type="float" office:value="1.425">
                <text:p>1.425</text:p>
              </table:table-cell>
              <table:table-cell office:value-type="float" office:value="0.32848">
                <text:p>0.32848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3639">
                <text:p>0.383639</text:p>
              </table:table-cell>
              <table:table-cell office:value-type="float" office:value="1.45">
                <text:p>1.45</text:p>
              </table:table-cell>
              <table:table-cell office:value-type="float" office:value="0.342467">
                <text:p>0.342467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8656">
                <text:p>0.398656</text:p>
              </table:table-cell>
              <table:table-cell office:value-type="float" office:value="1.475">
                <text:p>1.475</text:p>
              </table:table-cell>
              <table:table-cell office:value-type="float" office:value="0.35687">
                <text:p>0.35687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3917">
                <text:p>0.413917</text:p>
              </table:table-cell>
              <table:table-cell office:value-type="float" office:value="1.5">
                <text:p>1.5</text:p>
              </table:table-cell>
              <table:table-cell office:value-type="float" office:value="0.371383">
                <text:p>0.371383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0018">
                <text:p>0.430018</text:p>
              </table:table-cell>
              <table:table-cell office:value-type="float" office:value="1.525">
                <text:p>1.525</text:p>
              </table:table-cell>
              <table:table-cell office:value-type="float" office:value="0.384743">
                <text:p>0.384743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47466">
                <text:p>0.447466</text:p>
              </table:table-cell>
              <table:table-cell office:value-type="float" office:value="1.55">
                <text:p>1.55</text:p>
              </table:table-cell>
              <table:table-cell office:value-type="float" office:value="0.398286">
                <text:p>0.398286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64537">
                <text:p>0.464537</text:p>
              </table:table-cell>
              <table:table-cell office:value-type="float" office:value="1.575">
                <text:p>1.575</text:p>
              </table:table-cell>
              <table:table-cell office:value-type="float" office:value="0.413988">
                <text:p>0.413988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0664">
                <text:p>0.480664</text:p>
              </table:table-cell>
              <table:table-cell office:value-type="float" office:value="1.6">
                <text:p>1.6</text:p>
              </table:table-cell>
              <table:table-cell office:value-type="float" office:value="0.430844">
                <text:p>0.430844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6514">
                <text:p>0.496514</text:p>
              </table:table-cell>
              <table:table-cell office:value-type="float" office:value="1.625">
                <text:p>1.625</text:p>
              </table:table-cell>
              <table:table-cell office:value-type="float" office:value="0.447769">
                <text:p>0.447769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13109">
                <text:p>0.513109</text:p>
              </table:table-cell>
              <table:table-cell office:value-type="float" office:value="1.65">
                <text:p>1.65</text:p>
              </table:table-cell>
              <table:table-cell office:value-type="float" office:value="0.465403">
                <text:p>0.465403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9426">
                <text:p>0.529426</text:p>
              </table:table-cell>
              <table:table-cell office:value-type="float" office:value="1.675">
                <text:p>1.675</text:p>
              </table:table-cell>
              <table:table-cell office:value-type="float" office:value="0.483048">
                <text:p>0.483048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45316">
                <text:p>0.545316</text:p>
              </table:table-cell>
              <table:table-cell office:value-type="float" office:value="1.7">
                <text:p>1.7</text:p>
              </table:table-cell>
              <table:table-cell office:value-type="float" office:value="0.500309">
                <text:p>0.500309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62339">
                <text:p>0.562339</text:p>
              </table:table-cell>
              <table:table-cell office:value-type="float" office:value="1.725">
                <text:p>1.725</text:p>
              </table:table-cell>
              <table:table-cell office:value-type="float" office:value="0.518349">
                <text:p>0.518349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0787">
                <text:p>0.580787</text:p>
              </table:table-cell>
              <table:table-cell office:value-type="float" office:value="1.75">
                <text:p>1.75</text:p>
              </table:table-cell>
              <table:table-cell office:value-type="float" office:value="0.536972">
                <text:p>0.536972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99356">
                <text:p>0.599356</text:p>
              </table:table-cell>
              <table:table-cell office:value-type="float" office:value="1.775">
                <text:p>1.775</text:p>
              </table:table-cell>
              <table:table-cell office:value-type="float" office:value="0.554579">
                <text:p>0.554579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749">
                <text:p>0.61749</text:p>
              </table:table-cell>
              <table:table-cell office:value-type="float" office:value="1.8">
                <text:p>1.8</text:p>
              </table:table-cell>
              <table:table-cell office:value-type="float" office:value="0.572706">
                <text:p>0.572706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5689">
                <text:p>0.635689</text:p>
              </table:table-cell>
              <table:table-cell office:value-type="float" office:value="1.825">
                <text:p>1.825</text:p>
              </table:table-cell>
              <table:table-cell office:value-type="float" office:value="0.591613">
                <text:p>0.591613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3735">
                <text:p>0.653735</text:p>
              </table:table-cell>
              <table:table-cell office:value-type="float" office:value="1.85">
                <text:p>1.85</text:p>
              </table:table-cell>
              <table:table-cell office:value-type="float" office:value="0.61005">
                <text:p>0.61005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2045">
                <text:p>0.672045</text:p>
              </table:table-cell>
              <table:table-cell office:value-type="float" office:value="1.875">
                <text:p>1.875</text:p>
              </table:table-cell>
              <table:table-cell office:value-type="float" office:value="0.628594">
                <text:p>0.628594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90688">
                <text:p>0.690688</text:p>
              </table:table-cell>
              <table:table-cell office:value-type="float" office:value="1.9">
                <text:p>1.9</text:p>
              </table:table-cell>
              <table:table-cell office:value-type="float" office:value="0.647075">
                <text:p>0.647075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0917">
                <text:p>0.70917</text:p>
              </table:table-cell>
              <table:table-cell office:value-type="float" office:value="1.925">
                <text:p>1.925</text:p>
              </table:table-cell>
              <table:table-cell office:value-type="float" office:value="0.665499">
                <text:p>0.665499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7719">
                <text:p>0.727719</text:p>
              </table:table-cell>
              <table:table-cell office:value-type="float" office:value="1.95">
                <text:p>1.95</text:p>
              </table:table-cell>
              <table:table-cell office:value-type="float" office:value="0.684475">
                <text:p>0.684475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4606">
                <text:p>0.74606</text:p>
              </table:table-cell>
              <table:table-cell office:value-type="float" office:value="1.975">
                <text:p>1.975</text:p>
              </table:table-cell>
              <table:table-cell office:value-type="float" office:value="0.704004">
                <text:p>0.704004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64708">
                <text:p>0.764708</text:p>
              </table:table-cell>
              <table:table-cell office:value-type="float" office:value="2">
                <text:p>2</text:p>
              </table:table-cell>
              <table:table-cell office:value-type="float" office:value="0.723387">
                <text:p>0.723387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82778">
                <text:p>0.782778</text:p>
              </table:table-cell>
              <table:table-cell office:value-type="float" office:value="2.025">
                <text:p>2.025</text:p>
              </table:table-cell>
              <table:table-cell office:value-type="float" office:value="0.74209">
                <text:p>0.74209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9999">
                <text:p>0.79999</text:p>
              </table:table-cell>
              <table:table-cell office:value-type="float" office:value="2.05">
                <text:p>2.05</text:p>
              </table:table-cell>
              <table:table-cell office:value-type="float" office:value="0.760807">
                <text:p>0.760807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6597">
                <text:p>0.816597</text:p>
              </table:table-cell>
              <table:table-cell office:value-type="float" office:value="2.075">
                <text:p>2.075</text:p>
              </table:table-cell>
              <table:table-cell office:value-type="float" office:value="0.778858">
                <text:p>0.778858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32396">
                <text:p>0.832396</text:p>
              </table:table-cell>
              <table:table-cell office:value-type="float" office:value="2.1">
                <text:p>2.1</text:p>
              </table:table-cell>
              <table:table-cell office:value-type="float" office:value="0.79592">
                <text:p>0.79592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6788">
                <text:p>0.846788</text:p>
              </table:table-cell>
              <table:table-cell office:value-type="float" office:value="2.125">
                <text:p>2.125</text:p>
              </table:table-cell>
              <table:table-cell office:value-type="float" office:value="0.812628">
                <text:p>0.812628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326">
                <text:p>0.860326</text:p>
              </table:table-cell>
              <table:table-cell office:value-type="float" office:value="2.15">
                <text:p>2.15</text:p>
              </table:table-cell>
              <table:table-cell office:value-type="float" office:value="0.829846">
                <text:p>0.829846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3508">
                <text:p>0.873508</text:p>
              </table:table-cell>
              <table:table-cell office:value-type="float" office:value="2.175">
                <text:p>2.175</text:p>
              </table:table-cell>
              <table:table-cell office:value-type="float" office:value="0.847041">
                <text:p>0.847041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6284">
                <text:p>0.886284</text:p>
              </table:table-cell>
              <table:table-cell office:value-type="float" office:value="2.2">
                <text:p>2.2</text:p>
              </table:table-cell>
              <table:table-cell office:value-type="float" office:value="0.863862">
                <text:p>0.863862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134">
                <text:p>0.899134</text:p>
              </table:table-cell>
              <table:table-cell office:value-type="float" office:value="2.225">
                <text:p>2.225</text:p>
              </table:table-cell>
              <table:table-cell office:value-type="float" office:value="0.880998">
                <text:p>0.880998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218">
                <text:p>0.91218</text:p>
              </table:table-cell>
              <table:table-cell office:value-type="float" office:value="2.25">
                <text:p>2.25</text:p>
              </table:table-cell>
              <table:table-cell office:value-type="float" office:value="0.89806">
                <text:p>0.89806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5165">
                <text:p>0.925165</text:p>
              </table:table-cell>
              <table:table-cell office:value-type="float" office:value="2.275">
                <text:p>2.275</text:p>
              </table:table-cell>
              <table:table-cell office:value-type="float" office:value="0.913794">
                <text:p>0.913794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7932">
                <text:p>0.937932</text:p>
              </table:table-cell>
              <table:table-cell office:value-type="float" office:value="2.3">
                <text:p>2.3</text:p>
              </table:table-cell>
              <table:table-cell office:value-type="float" office:value="0.928058">
                <text:p>0.928058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0251">
                <text:p>0.950251</text:p>
              </table:table-cell>
              <table:table-cell office:value-type="float" office:value="2.325">
                <text:p>2.325</text:p>
              </table:table-cell>
              <table:table-cell office:value-type="float" office:value="0.941522">
                <text:p>0.941522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1463">
                <text:p>0.961463</text:p>
              </table:table-cell>
              <table:table-cell office:value-type="float" office:value="2.35">
                <text:p>2.35</text:p>
              </table:table-cell>
              <table:table-cell office:value-type="float" office:value="0.954013">
                <text:p>0.954013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0902">
                <text:p>0.970902</text:p>
              </table:table-cell>
              <table:table-cell office:value-type="float" office:value="2.375">
                <text:p>2.375</text:p>
              </table:table-cell>
              <table:table-cell office:value-type="float" office:value="0.964706">
                <text:p>0.964706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7869">
                <text:p>0.977869</text:p>
              </table:table-cell>
              <table:table-cell office:value-type="float" office:value="2.4">
                <text:p>2.4</text:p>
              </table:table-cell>
              <table:table-cell office:value-type="float" office:value="0.973282">
                <text:p>0.973282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233">
                <text:p>0.98233</text:p>
              </table:table-cell>
              <table:table-cell office:value-type="float" office:value="2.425">
                <text:p>2.425</text:p>
              </table:table-cell>
              <table:table-cell office:value-type="float" office:value="0.980103">
                <text:p>0.980103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5172">
                <text:p>0.985172</text:p>
              </table:table-cell>
              <table:table-cell office:value-type="float" office:value="2.45">
                <text:p>2.45</text:p>
              </table:table-cell>
              <table:table-cell office:value-type="float" office:value="0.985131">
                <text:p>0.985131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7083">
                <text:p>0.987083</text:p>
              </table:table-cell>
              <table:table-cell office:value-type="float" office:value="2.475">
                <text:p>2.475</text:p>
              </table:table-cell>
              <table:table-cell office:value-type="float" office:value="0.988732">
                <text:p>0.988732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7937">
                <text:p>0.987937</text:p>
              </table:table-cell>
              <table:table-cell office:value-type="float" office:value="2.5">
                <text:p>2.5</text:p>
              </table:table-cell>
              <table:table-cell office:value-type="float" office:value="0.990602">
                <text:p>0.990602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